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Verdana4" svg:font-family="Verdana" style:font-family-generic="swiss"/>
    <style:font-face style:name="Verdana5"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3"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8pt" style:font-size-asian="40pt" style:font-size-complex="40pt"/>
    </style:style>
    <style:style style:name="P2" style:family="paragraph">
      <style:paragraph-properties fo:line-height="150%"/>
    </style:style>
    <style:style style:name="P3" style:family="paragraph">
      <style:paragraph-properties fo:text-align="center"/>
    </style:style>
    <style:style style:name="P4" style:family="paragraph">
      <style:text-properties fo:font-style="italic" style:font-style-asian="italic" style:font-style-complex="italic"/>
    </style:style>
    <style:style style:name="P5" style:family="paragraph">
      <style:text-properties fo:font-size="26pt" style:font-size-asian="36pt" style:font-size-complex="36pt"/>
    </style:style>
    <style:style style:name="P6" style:family="paragraph">
      <style:text-properties style:font-name="Segoe UI5" fo:font-size="22pt" style:font-size-asian="28pt" style:font-size-complex="28pt"/>
    </style:style>
    <style:style style:name="P7" style:family="paragraph">
      <style:paragraph-properties fo:line-height="100%"/>
    </style:style>
    <style:style style:name="P8" style:family="paragraph">
      <style:text-properties fo:font-size="24pt" style:font-size-asian="32pt" style:font-size-complex="32pt"/>
    </style:style>
    <style:style style:name="P9" style:family="paragraph">
      <style:text-properties fo:font-size="32pt" style:font-size-asian="44pt" style:font-size-complex="44pt"/>
    </style:style>
    <style:style style:name="P10" style:family="paragraph">
      <style:text-properties fo:font-size="22pt" style:font-size-asian="28pt" style:font-size-complex="28pt"/>
    </style:style>
    <style:style style:name="P11" style:family="paragraph">
      <style:text-properties style:font-name="Segoe UI5" fo:font-size="32pt" style:font-size-asian="44pt" style:font-size-complex="44pt"/>
    </style:style>
    <style:style style:name="P12" style:family="paragraph">
      <style:text-properties fo:font-size="20pt" style:font-size-asian="26pt" style:font-size-complex="26pt"/>
    </style:style>
    <style:style style:name="P13" style:family="paragraph">
      <style:text-properties style:font-name="Verdana3"/>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8" style:family="text">
      <style:text-properties style:text-position="33% 58%" style:font-name="Calibri3" fo:font-style="normal" style:font-name-asian="Calibri3" style:font-style-asian="normal" style:font-name-complex="Calibri3" style:font-style-complex="normal"/>
    </style:style>
    <style:style style:name="T9"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10" style:family="text">
      <style:text-properties fo:font-style="normal" style:font-style-asian="normal" style:font-style-complex="normal"/>
    </style:style>
    <style:style style:name="T11" style:family="text">
      <style:text-properties style:text-position="33% 58%" fo:font-style="normal" style:font-style-asian="normal" style:font-style-complex="normal"/>
    </style:style>
    <style:style style:name="T12" style:family="text">
      <style:text-properties fo:font-size="26pt" style:font-size-asian="36pt" style:font-size-complex="36pt"/>
    </style:style>
    <style:style style:name="T13" style:family="text">
      <style:text-properties fo:font-size="26pt" fo:font-style="italic" style:font-size-asian="36pt" style:font-style-asian="italic" style:font-size-complex="36pt" style:font-style-complex="italic"/>
    </style:style>
    <style:style style:name="T14" style:family="text">
      <style:text-properties style:text-position="-33% 58%" style:font-name="Calibri3" fo:font-style="normal" style:font-name-asian="Calibri3" style:font-style-asian="normal" style:font-name-complex="Calibri3" style:font-style-complex="normal"/>
    </style:style>
    <style:style style:name="T15" style:family="text">
      <style:text-properties style:font-name="Calibri2" fo:font-style="normal" style:font-name-asian="Calibri3" style:font-style-asian="normal" style:font-name-complex="Calibri3" style:font-style-complex="normal"/>
    </style:style>
    <style:style style:name="T16" style:family="text">
      <style:text-properties style:font-name="Calibri2" fo:font-style="italic" style:font-name-asian="Calibri3" style:font-style-asian="italic" style:font-name-complex="Calibri3" style:font-style-complex="italic"/>
    </style:style>
    <style:style style:name="T17" style:family="text">
      <style:text-properties style:text-position="33% 58%" style:font-name="Calibri2" fo:font-style="normal" style:font-name-asian="Calibri3" style:font-style-asian="normal" style:font-name-complex="Calibri3" style:font-style-complex="normal"/>
    </style:style>
    <style:style style:name="T18" style:family="text">
      <style:text-properties style:font-name="Calibri2" fo:font-style="normal" style:text-underline-style="solid" style:text-underline-width="auto" style:text-underline-color="font-color" style:font-name-asian="Calibri3" style:font-style-asian="normal" style:font-name-complex="Calibri3" style:font-style-complex="normal"/>
    </style:style>
    <style:style style:name="T19" style:family="text">
      <style:text-properties style:font-name="Segoe UI5" fo:font-size="22pt" style:font-size-asian="28pt" style:font-size-complex="28pt"/>
    </style:style>
    <style:style style:name="T20" style:family="text">
      <style:text-properties style:font-name="Segoe UI5" fo:font-size="22pt" fo:font-style="italic" style:font-size-asian="28pt" style:font-style-asian="italic" style:font-size-complex="28pt" style:font-style-complex="italic"/>
    </style:style>
    <style:style style:name="T21" style:family="text">
      <style:text-properties style:font-name="Segoe UI5" fo:font-size="22pt" fo:font-style="italic" style:font-name-asian="Segoe UI4" style:font-size-asian="28pt" style:font-style-asian="italic" style:font-name-complex="Segoe UI4" style:font-size-complex="28pt" style:font-style-complex="italic"/>
    </style:style>
    <style:style style:name="T22" style:family="text">
      <style:text-properties style:text-position="-33% 58%" style:font-name="Segoe UI5" fo:font-size="22pt" style:font-size-asian="28pt" style:font-size-complex="28pt"/>
    </style:style>
    <style:style style:name="T23" style:family="text">
      <style:text-properties style:text-position="-33% 58%"/>
    </style:style>
    <style:style style:name="T24" style:family="text">
      <style:text-properties style:text-position="-33% 58%" style:font-name="Calibri3" fo:font-weight="normal" style:font-name-asian="Calibri3" style:font-weight-asian="normal" style:font-name-complex="Calibri3" style:font-weight-complex="normal"/>
    </style:style>
    <style:style style:name="T25" style:family="text">
      <style:text-properties style:font-name="Calibri3" style:font-name-asian="Calibri3" style:font-name-complex="Calibri3"/>
    </style:style>
    <style:style style:name="T26" style:family="text">
      <style:text-properties style:text-position="-33% 58%" style:font-name="Calibri3" style:font-name-asian="Calibri3" style:font-name-complex="Calibri3"/>
    </style:style>
    <style:style style:name="T27" style:family="text">
      <style:text-properties style:font-name="Calibri2" style:font-name-asian="Calibri3" style:font-name-complex="Calibri3"/>
    </style:style>
    <style:style style:name="T28" style:family="text">
      <style:text-properties style:text-position="-33% 58%" style:font-name="Calibri3" fo:font-style="italic" style:font-name-asian="Calibri3" style:font-style-asian="italic" style:font-name-complex="Calibri3" style:font-style-complex="italic"/>
    </style:style>
    <style:style style:name="T29" style:family="text">
      <style:text-properties style:text-position="-33% 58%" style:font-name="Calibri2" fo:font-style="italic" style:font-name-asian="Calibri3" style:font-style-asian="italic" style:font-name-complex="Calibri3"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font-name="Segoe UI4" fo:font-style="italic" style:font-name-asian="Segoe UI4" style:font-style-asian="italic" style:font-name-complex="Segoe UI4" style:font-style-complex="italic"/>
    </style:style>
    <style:style style:name="T32" style:family="text">
      <style:text-properties style:font-name="Calibri3" fo:font-weight="bold" style:font-name-asian="Calibri3" style:font-weight-asian="bold" style:font-name-complex="Calibri3" style:font-weight-complex="bold"/>
    </style:style>
    <style:style style:name="T33" style:family="text">
      <style:text-properties style:text-position="33% 58%" style:font-name="Calibri2" style:font-name-asian="Calibri3" style:font-name-complex="Calibri3"/>
    </style:style>
    <style:style style:name="T34" style:family="text">
      <style:text-properties style:text-position="-33% 58%" style:font-name="Calibri2" style:font-name-asian="Calibri3" style:font-name-complex="Calibri3"/>
    </style:style>
    <style:style style:name="T35" style:family="text">
      <style:text-properties style:text-position="33% 58%" style:font-name="Calibri3" fo:font-style="italic" style:font-name-asian="Calibri3" style:font-style-asian="italic" style:font-name-complex="Calibri3" style:font-style-complex="italic"/>
    </style:style>
    <style:style style:name="T36" style:family="text">
      <style:text-properties style:text-position="33% 58%" style:font-name="Calibri2" fo:font-style="italic" style:font-name-asian="Calibri3" style:font-style-asian="italic" style:font-name-complex="Calibri3" style:font-style-complex="italic"/>
    </style:style>
    <style:style style:name="T37" style:family="text">
      <style:text-properties style:text-position="-33% 58%" style:font-name="Calibri2" fo:font-style="normal" style:font-name-asian="Calibri3" style:font-style-asian="normal" style:font-name-complex="Calibri3" style:font-style-complex="normal"/>
    </style:style>
    <style:style style:name="T38" style:family="text">
      <style:text-properties style:text-position="0% 100%" style:font-name="Calibri2" fo:font-style="normal" style:font-name-asian="Calibri3" style:font-style-asian="normal" style:font-name-complex="Calibri3" style:font-style-complex="normal"/>
    </style:style>
    <style:style style:name="T39" style:family="text">
      <style:text-properties style:text-position="0% 100%" style:font-name="Calibri3" fo:font-style="italic" style:font-name-asian="Calibri3" style:font-style-asian="italic" style:font-name-complex="Calibri3" style:font-style-complex="italic"/>
    </style:style>
    <style:style style:name="T40" style:family="text">
      <style:text-properties style:text-position="0% 100%" style:font-name="Calibri2" fo:font-style="italic" style:font-name-asian="Calibri3" style:font-style-asian="italic" style:font-name-complex="Calibri3" style:font-style-complex="italic"/>
    </style:style>
    <style:style style:name="T41" style:family="text">
      <style:text-properties style:text-position="0% 100%" style:font-name="Calibri3" fo:font-style="normal" style:font-name-asian="Calibri3" style:font-style-asian="normal" style:font-name-complex="Calibri3" style:font-style-complex="normal"/>
    </style:style>
    <style:style style:name="T42" style:family="text">
      <style:text-properties style:text-position="0% 100%" style:font-name="Calibri2" fo:font-size="12pt" fo:font-style="normal" style:font-name-asian="Calibri3" style:font-size-asian="12pt" style:font-style-asian="normal" style:font-name-complex="Calibri3" style:font-size-complex="12pt" style:font-style-complex="normal"/>
    </style:style>
    <style:style style:name="T43" style:family="text">
      <style:text-properties style:text-position="0% 100%"/>
    </style:style>
    <style:style style:name="T44" style:family="text">
      <style:text-properties style:text-position="0% 100%" style:font-name="Calibri2" style:font-name-asian="Calibri3" style:font-name-complex="Calibri3"/>
    </style:style>
    <style:style style:name="T45" style:family="text">
      <style:text-properties fo:font-size="24pt" style:font-size-asian="32pt" style:font-size-complex="32pt"/>
    </style:style>
    <style:style style:name="T46" style:family="text">
      <style:text-properties fo:font-size="32pt" style:font-size-asian="44pt" style:font-size-complex="44pt"/>
    </style:style>
    <style:style style:name="T47" style:family="text">
      <style:text-properties fo:font-size="32pt" fo:font-style="italic" style:font-size-asian="44pt" style:font-style-asian="italic" style:font-size-complex="44pt" style:font-style-complex="italic"/>
    </style:style>
    <style:style style:name="T48" style:family="text">
      <style:text-properties fo:font-size="22pt" style:font-size-asian="28pt" style:font-size-complex="28pt"/>
    </style:style>
    <style:style style:name="T49"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50" style:family="text">
      <style:text-properties fo:font-size="22pt" fo:font-style="italic" style:font-size-asian="28pt" style:font-style-asian="italic" style:font-size-complex="28pt" style:font-style-complex="italic"/>
    </style:style>
    <style:style style:name="T51" style:family="text">
      <style:text-properties style:text-position="33% 58%" fo:font-size="22pt" style:font-size-asian="28pt" style:font-size-complex="28pt"/>
    </style:style>
    <style:style style:name="T52" style:family="text">
      <style:text-properties style:text-position="-33% 58%" fo:font-size="22pt" style:font-size-asian="28pt" style:font-size-complex="28pt"/>
    </style:style>
    <style:style style:name="T53" style:family="text">
      <style:text-properties fo:font-size="22pt" fo:font-style="normal" style:font-size-asian="28pt" style:font-style-asian="normal" style:font-size-complex="28pt" style:font-style-complex="normal"/>
    </style:style>
    <style:style style:name="T54" style:family="text">
      <style:text-properties style:font-name="Segoe UI4" style:font-name-asian="Segoe UI4" style:font-name-complex="Segoe UI4"/>
    </style:style>
    <style:style style:name="T55" style:family="text">
      <style:text-properties style:font-name="Calibri4"/>
    </style:style>
    <style:style style:name="T56" style:family="text">
      <style:text-properties style:font-name="Calibri4" fo:font-style="italic" style:font-style-asian="italic" style:font-style-complex="italic"/>
    </style:style>
    <style:style style:name="T57" style:family="text">
      <style:text-properties style:font-name="Calibri4" style:font-name-asian="Segoe UI4" style:font-name-complex="Segoe UI4"/>
    </style:style>
    <style:style style:name="T58" style:family="text">
      <style:text-properties style:text-position="-33% 58%" style:font-name="Calibri4"/>
    </style:style>
    <style:style style:name="T59" style:family="text">
      <style:text-properties style:text-position="0% 100%" style:font-name="Calibri4"/>
    </style:style>
    <style:style style:name="T60" style:family="text">
      <style:text-properties style:text-position="0% 100%" style:font-name="Calibri4" fo:font-style="italic" style:font-style-asian="italic" style:font-style-complex="italic"/>
    </style:style>
    <style:style style:name="T61" style:family="text">
      <style:text-properties style:text-position="0% 100%" style:font-name="Calibri3" style:font-name-asian="Calibri3" style:font-name-complex="Calibri3"/>
    </style:style>
    <style:style style:name="T62" style:family="text">
      <style:text-properties style:text-position="0% 100%" style:font-name="Calibri4" style:font-name-asian="Calibri3" style:font-name-complex="Calibri3"/>
    </style:style>
    <style:style style:name="T63" style:family="text">
      <style:text-properties style:text-position="0% 100%" style:font-name="Calibri4" fo:font-style="italic" style:font-name-asian="Calibri3" style:font-style-asian="italic" style:font-name-complex="Calibri3" style:font-style-complex="italic"/>
    </style:style>
    <style:style style:name="T64" style:family="text">
      <style:text-properties style:text-position="-33% 58%" style:font-name="Calibri4" style:font-name-asian="Calibri3" style:font-name-complex="Calibri3"/>
    </style:style>
    <style:style style:name="T65" style:family="text">
      <style:text-properties style:font-name="Segoe UI5" fo:font-size="32pt" style:font-size-asian="44pt" style:font-size-complex="44pt"/>
    </style:style>
    <style:style style:name="T66" style:family="text">
      <style:text-properties style:font-name="Segoe UI5" fo:font-size="32pt" fo:font-style="italic" style:font-size-asian="44pt" style:font-style-asian="italic" style:font-size-complex="44pt" style:font-style-complex="italic"/>
    </style:style>
    <style:style style:name="T67" style:family="text">
      <style:text-properties style:font-name="Segoe UI5" fo:font-size="32pt" fo:font-style="italic" style:font-name-asian="Segoe UI4" style:font-size-asian="44pt" style:font-style-asian="italic" style:font-name-complex="Segoe UI4" style:font-size-complex="44pt" style:font-style-complex="italic"/>
    </style:style>
    <style:style style:name="T68" style:family="text">
      <style:text-properties style:text-position="33% 58%" style:font-name="Segoe UI5" fo:font-size="32pt" style:font-size-asian="44pt" style:font-size-complex="44pt"/>
    </style:style>
    <style:style style:name="T69" style:family="text">
      <style:text-properties fo:font-size="20pt" style:font-size-asian="26pt" style:font-size-complex="26pt"/>
    </style:style>
    <style:style style:name="T70" style:family="text">
      <style:text-properties fo:font-size="20pt" fo:font-style="italic" style:font-size-asian="26pt" style:font-style-asian="italic" style:font-size-complex="26pt" style:font-style-complex="italic"/>
    </style:style>
    <style:style style:name="T71" style:family="text">
      <style:text-properties fo:font-size="24pt" fo:font-style="italic" style:font-size-asian="32pt" style:font-style-asian="italic" style:font-size-complex="32pt" style:font-style-complex="italic"/>
    </style:style>
    <style:style style:name="T72" style:family="text">
      <style:text-properties style:text-position="-33% 58%" fo:font-style="italic" style:font-style-asian="italic" style:font-style-complex="italic"/>
    </style:style>
    <style:style style:name="T73" style:family="text">
      <style:text-properties style:font-name="Calibri4" style:font-name-asian="Calibri3" style:font-name-complex="Calibri3"/>
    </style:style>
    <style:style style:name="T74" style:family="text">
      <style:text-properties style:font-name="Calibri4" style:font-name-asian="Verdana5" style:font-name-complex="Verdana5"/>
    </style:style>
    <style:style style:name="T75" style:family="text">
      <style:text-properties style:font-name="Calibri4" fo:font-style="italic" style:font-name-asian="Verdana5" style:font-style-asian="italic" style:font-name-complex="Verdana5" style:font-style-complex="italic"/>
    </style:style>
    <style:style style:name="T76" style:family="text">
      <style:text-properties style:font-name="Verdana3"/>
    </style:style>
    <style:style style:name="T77" style:family="text">
      <style:text-properties style:font-name="Verdana3" fo:font-style="italic" style:font-style-asian="italic" style:font-style-complex="italic"/>
    </style:style>
    <style:style style:name="T78" style:family="text">
      <style:text-properties style:text-position="33% 58%" fo:font-size="24pt" style:font-size-asian="32pt" style:font-size-complex="32pt"/>
    </style:style>
    <style:style style:name="T79" style:family="text">
      <style:text-properties style:text-position="33% 58%" style:font-name="Calibri3" style:font-name-asian="Calibri3" style:font-name-complex="Calibri3"/>
    </style:style>
    <style:style style:name="T80" style:family="text">
      <style:text-properties style:text-position="33% 58%" fo:font-size="28pt" style:font-size-asian="40pt" style:font-size-complex="40pt"/>
    </style:style>
    <style:style style:name="T81" style:family="text">
      <style:text-properties style:text-position="33% 58%"/>
    </style:style>
    <style:style style:name="T82" style:family="text">
      <style:text-properties style:font-name="Segoe UI4" fo:font-size="32pt" fo:font-style="italic" style:font-name-asian="Segoe UI4" style:font-size-asian="44pt" style:font-style-asian="italic" style:font-name-complex="Segoe UI4" style:font-size-complex="44pt" style:font-style-complex="italic"/>
    </style:style>
    <style:style style:name="T83" style:family="text">
      <style:text-properties style:text-position="-33% 58%" fo:font-size="32pt" style:font-size-asian="44pt" style:font-size-complex="44pt"/>
    </style:style>
    <style:style style:name="T84" style:family="text">
      <style:text-properties style:text-position="-33% 58%" style:font-name="Segoe UI5" fo:font-size="22pt" fo:font-style="italic" style:font-size-asian="28pt" style:font-style-asian="italic" style:font-size-complex="28pt" style:font-style-complex="italic"/>
    </style:style>
    <style:style style:name="T85" style:family="text">
      <style:text-properties style:text-position="-33% 58%" style:font-name="Segoe UI5"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nn empfiehlt sich ein Separationsansatz für die Wellenfunktion <text:span text:style-name="T1">ψ</text:span>(<text:span text:style-name="T1">q</text:span>, <text:span text:style-name="T1">t</text:span>)?</text:p>
          </draw:text-box>
        </draw:frame>
        <draw:frame presentation:style-name="pr2" draw:layer="layout" svg:width="25.199cm" svg:height="12.18cm" svg:x="1.4cm" svg:y="4.914cm" presentation:class="subtitle">
          <draw:text-box>
            <text:p>Wenn man physikalische Abläufe im dreidimensionalen Raum mit effektiv eindimensionalen Bewegungsgleichungen beschreiben möchte.</text:p>
            <text:p>Dies ist möglich beispielsweise bei konservativen Systemen (in welchen die klassische Hamilton-Funktion nicht explizit zeitabhängig is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nn repräsentiert <text:span text:style-name="T1">ψ</text:span>(<text:span text:style-name="T1">q</text:span>, <text:span text:style-name="T1">t</text:span>) einen stationären Zustand?</text:p>
          </draw:text-box>
        </draw:frame>
        <draw:frame presentation:style-name="pr5" draw:layer="layout" svg:width="25.199cm" svg:height="12.18cm" svg:x="1.4cm" svg:y="4.914cm" presentation:class="subtitle">
          <draw:text-box>
            <text:p>Wenn eine triviale Zeitabhängigkeit der Eigenzustände des Hamilton-Operators gegeben ist.</text:p>
            <text:p>Die Wahrscheinlichkeit, dass ein zur Zeit <text:span text:style-name="T1">t</text:span>' präparierter Zustand zur Zeit <text:span text:style-name="T1">t</text:span> &gt; <text:span text:style-name="T1">t</text:span>' noch existiert, ist in dem Fall konstant gleich 1.</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ie lässt sich die zeitabhängige Schrödingergleichung mit dem Separationsansatz kompakt schreiben?</text:span></text:p>
          </draw:text-box>
        </draw:frame>
        <draw:frame presentation:style-name="pr5" draw:layer="layout" svg:width="25.199cm" svg:height="12.18cm" svg:x="1.4cm" svg:y="4.914cm" presentation:class="subtitle">
          <draw:text-box>
            <text:p>Mit<text:tab/><text:tab/><text:tab/><text:tab/><text:tab/><text:tab/><text:tab/><text:tab/><text:tab/><text:tab/></text:p>
            <text:p text:style-name="P2">erhält man<text:tab/><text:tab/><text:tab/><text:tab/><text:tab/><text:tab/><text:tab/><text:tab/><text:tab/><text:tab/><text:tab/></text:p>
            <text:p text:style-name="P2"/>
            <text:p text:style-name="P2"><text:span text:style-name="T1">E</text:span> ist eine Konstante, der Energieeigenwert</text:p>
          </draw:text-box>
        </draw:frame>
        <draw:frame draw:style-name="gr2" draw:text-style-name="P3" draw:layer="layout" svg:width="8.617cm" svg:height="3.412cm" svg:x="9.691cm" svg:y="7.539cm">
          <text:p/>
          <draw:object xlink:href="../Kompakte%20Schreibweise%20der%20zeitabhängigen%20Schrödingergleichung%20über%20Separationsansatz%20der%20Wellenfunktio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2">Welche allgemeinen Bedingungen müssen </text:span><text:span text:style-name="T3">φ</text:span><text:span text:style-name="T2">(</text:span><text:span text:style-name="T4">q</text:span><text:span text:style-name="T2">) und </text:span><text:span text:style-name="T3">φ</text:span><text:span text:style-name="T2">'(</text:span><text:span text:style-name="T4">q</text:span><text:span text:style-name="T2">) erfüllen? Begründen Sie diese Forderungen.</text:span></text:p>
          </draw:text-box>
        </draw:frame>
        <draw:frame presentation:style-name="pr2" draw:text-style-name="P4" draw:layer="layout" svg:width="25.199cm" svg:height="12.18cm" svg:x="1.4cm" svg:y="4.914cm" presentation:class="subtitle">
          <draw:text-box>
            <text:p><text:span text:style-name="T5">φ</text:span><text:span text:style-name="T6">(</text:span><text:span text:style-name="T7">q</text:span><text:span text:style-name="T6">) muß überall endlich sein: dies folgt aus der statistischen Interpretation der Wellenfunktion mit </text:span><text:span text:style-name="T5">φ</text:span><text:span text:style-name="T8">2</text:span><text:span text:style-name="T6">(</text:span><text:span text:style-name="T5">q</text:span><text:span text:style-name="T6">) als Wahrscheinlichkeitsdichte.</text:span></text:p>
            <text:p><text:span text:style-name="T5"/></text:p>
            <text:p><text:span text:style-name="T5">φ</text:span><text:span text:style-name="T6">(</text:span><text:span text:style-name="T7">q</text:span><text:span text:style-name="T6">) und </text:span><text:span text:style-name="T5">φ</text:span><text:span text:style-name="T6">'(</text:span><text:span text:style-name="T7">q</text:span><text:span text:style-name="T6">) muß überall endlich sein: dies folgt aus der Forderung, dass </text:span><text:span text:style-name="T5">V</text:span><text:span text:style-name="T6">(</text:span><text:span text:style-name="T5">q</text:span><text:span text:style-name="T6">) stetig ist oder höchstens endliche Diskontinuitäten aufweist. Die zweite Ableitung </text:span><text:span text:style-name="T5">φ</text:span><text:span text:style-name="T6">''(</text:span><text:span text:style-name="T9">q</text:span><text:span text:style-name="T6">) = -</text:span><text:span text:style-name="T5">k</text:span><text:span text:style-name="T8">2</text:span><text:span text:style-name="T6">(</text:span><text:span text:style-name="T5">q</text:span><text:span text:style-name="T6">)</text:span><text:span text:style-name="T5">φ</text:span><text:span text:style-name="T6">(</text:span><text:span text:style-name="T9">q</text:span><text:span text:style-name="T6">) wird damit integrierbar und </text:span></text:p>
            <text:p><text:span text:style-name="T5">φ</text:span><text:span text:style-name="T6">'(</text:span><text:span text:style-name="T9">q</text:span><text:span text:style-name="T6">) ist demzufolge stetig (mit Ausnahmen bei unendlichen Sprüngen von </text:span><text:span text:style-name="T5">V</text:span><text:span text:style-name="T6">(</text:span><text:span text:style-name="T5">q</text:span><text:span text:style-name="T6">)).</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4" draw:layer="layout" svg:width="25.199cm" svg:height="3.506cm" svg:x="1.4cm" svg:y="0.837cm" presentation:class="title" presentation:user-transformed="true">
          <draw:text-box>
            <text:p>Wie ist das <text:span text:style-name="T1">klassisch erlaubte</text:span> Gebiet definiert?</text:p>
          </draw:text-box>
        </draw:frame>
        <draw:frame presentation:style-name="pr5" draw:layer="layout" svg:width="25.199cm" svg:height="12.18cm" svg:x="1.4cm" svg:y="4.914cm" presentation:class="subtitle">
          <draw:text-box>
            <text:p>Wenn die potentielle Energie kleiner ist als die Gesamtenergie:</text:p>
            <text:p><text:span text:style-name="T1">V</text:span>(<text:span text:style-name="T1">q</text:span>) &lt; <text:span text:style-name="T1">E</text:span><text:span text:style-name="T10"> <text:s/>⇐⇒ <text:s/></text:span><text:span text:style-name="T1">k</text:span><text:span text:style-name="T11">2</text:span><text:span text:style-name="T10">(</text:span><text:span text:style-name="T1">q</text:span><text:span text:style-name="T10">) &gt; 0</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as können Sie ganz allgemein über das Verhalten der Wellenfunktion in dem </text:span><text:span text:style-name="T13">klassisch erlaubten</text:span><text:span text:style-name="T12"> Gebiet aussagen?</text:span></text:p>
          </draw:text-box>
        </draw:frame>
        <draw:frame presentation:style-name="pr2" draw:layer="layout" svg:width="25.199cm" svg:height="12.18cm" svg:x="1.4cm" svg:y="4.914cm" presentation:class="subtitle">
          <draw:text-box>
            <text:p>Sie weist ein oszillatorisches Verhalten auf.</text:p>
            <text:p/>
            <text:p>Nulldurchgänge stellen für <text:span text:style-name="T5">φ</text:span><text:span text:style-name="T6">(</text:span><text:span text:style-name="T9">q</text:span><text:span text:style-name="T6">) Wendepunkte dar (</text:span><text:span text:style-name="T5">φ</text:span><text:span text:style-name="T6">'' = 0), </text:span><text:span text:style-name="T5">φ</text:span><text:span text:style-name="T6"> ist im Bereich </text:span><text:span text:style-name="T5">φ</text:span><text:span text:style-name="T6"> &gt; 0 als Funktion von </text:span><text:span text:style-name="T5">q</text:span><text:span text:style-name="T6"> konkav, im Bereich </text:span><text:span text:style-name="T5">φ</text:span><text:span text:style-name="T6"> &lt; 0 dagegen konvex, somit auf jeden Fall stets zur q-Achse </text:span><text:span text:style-name="T5">hingekrümmt</text:span><text:span text:style-name="T6">.</text:span></text:p>
            <text:p><text:span text:style-name="T6"/></text:p>
            <text:p><text:span text:style-name="T6">Für </text:span><text:span text:style-name="T5">V</text:span><text:span text:style-name="T6">(</text:span><text:span text:style-name="T5">q</text:span><text:span text:style-name="T6">) = </text:span><text:span text:style-name="T5">V</text:span><text:span text:style-name="T14">a</text:span><text:span text:style-name="T6"> = const lautet die allgemeine Lösung der zeitabhängigen Schrödingergleichung:</text:span></text:p>
          </draw:text-box>
        </draw:frame>
        <draw:frame draw:style-name="gr2" draw:text-style-name="P3" draw:layer="layout" svg:width="10.666cm" svg:height="4.918cm" svg:x="8.666cm" svg:y="15.54cm">
          <text:p/>
          <draw:object xlink:href="../Oszillatorisches%20Verhalten%20im%20klassisch%20erlaubten%20Gebie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sind klassische <text:span text:style-name="T1">Umkehrpunkte</text:span>?</text:p>
          </draw:text-box>
        </draw:frame>
        <draw:frame presentation:style-name="pr5" draw:layer="layout" svg:width="25.199cm" svg:height="12.18cm" svg:x="1.4cm" svg:y="4.914cm" presentation:class="subtitle">
          <draw:text-box>
            <text:p>Wenn die potentielle Energie der Gesamtenergie entspricht:</text:p>
            <text:p><text:span text:style-name="T1">V</text:span>(<text:span text:style-name="T1">q</text:span><text:span text:style-name="T11">*</text:span>) = <text:span text:style-name="T1">E</text:span><text:span text:style-name="T10"> <text:s/>⇐⇒ <text:s/></text:span><text:span text:style-name="T1">k</text:span><text:span text:style-name="T11">2</text:span><text:span text:style-name="T10">(</text:span><text:span text:style-name="T1">q</text:span><text:span text:style-name="T11">*</text:span><text:span text:style-name="T10">) = 0</text:span></text:p>
            <text:p><text:span text:style-name="T10"/></text:p>
            <text:p><text:span text:style-name="T10">An diesen Stellen hat wegen </text:span><text:span text:style-name="T5">φ</text:span><text:span text:style-name="T15">''(</text:span><text:span text:style-name="T16">q</text:span><text:span text:style-name="T17">*</text:span><text:span text:style-name="T15">) = 0 die Funktion </text:span><text:span text:style-name="T5">φ</text:span><text:span text:style-name="T15"> einen Wendepunkt.</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verhält sich die Wellenfunktion im <text:span text:style-name="T1">klassisch verbotenen</text:span> Gebiet?</text:p>
          </draw:text-box>
        </draw:frame>
        <draw:frame presentation:style-name="pr2" draw:layer="layout" svg:width="25.199cm" svg:height="14.827cm" svg:x="1.4cm" svg:y="5.292cm" presentation:class="subtitle" presentation:user-transformed="true">
          <draw:text-box>
            <text:p><text:span text:style-name="T1">V</text:span>(<text:span text:style-name="T1">q</text:span>) &gt; <text:span text:style-name="T1">E</text:span><text:span text:style-name="T10"> <text:s/>⇐⇒ <text:s/></text:span><text:span text:style-name="T1">k</text:span><text:span text:style-name="T11">2</text:span><text:span text:style-name="T10">(</text:span><text:span text:style-name="T1">q</text:span><text:span text:style-name="T10">) &lt; 0</text:span></text:p>
            <text:p><text:span text:style-name="T10">Hier haben </text:span><text:span text:style-name="T5">φ</text:span><text:span text:style-name="T15"> und </text:span><text:span text:style-name="T5">φ</text:span><text:span text:style-name="T15">'' gleiches Vorzeichen. Sie sind stets von der </text:span><text:span text:style-name="T16">q</text:span><text:span text:style-name="T15">-Achse </text:span><text:span text:style-name="T16">weggekrümmt</text:span><text:span text:style-name="T15">.</text:span></text:p>
            <text:p><text:span text:style-name="T15"/></text:p>
            <text:p><text:span text:style-name="T18">Die Wellenfunktion klingt asymptotisch ab:</text:span></text:p>
            <text:p><text:span text:style-name="T15"/></text:p>
            <text:p><text:span text:style-name="T6">Für </text:span><text:span text:style-name="T5">V</text:span><text:span text:style-name="T6">(</text:span><text:span text:style-name="T5">q</text:span><text:span text:style-name="T6">) ≡ </text:span><text:span text:style-name="T5">V</text:span><text:span text:style-name="T14">c</text:span><text:span text:style-name="T6"> = const lautet die formale Lösung der zeitabhängigen Schrödingergleichung:</text:span></text:p>
            <text:p><text:span text:style-name="T6"/></text:p>
            <text:p><text:span text:style-name="T6"/></text:p>
            <text:p><text:span text:style-name="T6"/></text:p>
            <text:p><text:span text:style-name="T6"/></text:p>
            <text:p><text:span text:style-name="T6">Für </text:span><text:span text:style-name="T5">q</text:span><text:span text:style-name="T6"> → ∞ divergiert der erste Summand, wenn nicht </text:span><text:span text:style-name="T5">β</text:span><text:span text:style-name="T14">+</text:span><text:span text:style-name="T6"> = 0 gewählt wird. Deshalb klingt </text:span><text:span text:style-name="T5">φ</text:span><text:span text:style-name="T6"> für </text:span><text:span text:style-name="T5">q</text:span><text:span text:style-name="T6"> → ∞ exponentiell ab.</text:span></text:p>
          </draw:text-box>
        </draw:frame>
        <draw:frame draw:style-name="gr2" draw:text-style-name="P3" draw:layer="layout" svg:width="10.764cm" svg:height="3.843cm" svg:x="8.617cm" svg:y="13.978cm">
          <text:p/>
          <draw:object xlink:href="../Asymptotisches%20Verhalten%20im%20klassisch%20verbotenen%20Gebiet%20(kompakte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Was versteht man unter der Wronski‑Determinante?</text:p>
          </draw:text-box>
        </draw:frame>
        <draw:frame presentation:style-name="pr5" draw:layer="layout" svg:width="25.199cm" svg:height="12.18cm" svg:x="1.4cm" svg:y="4.914cm" presentation:class="subtitle" presentation:placeholder="true">
          <draw:text-box/>
        </draw:frame>
        <draw:frame draw:style-name="gr2" draw:text-style-name="P3" draw:layer="layout" svg:width="22.237cm" svg:height="2.727cm" svg:x="2.881cm" svg:y="9.136cm">
          <text:p/>
          <draw:object xlink:href="../Wronski-Determinante.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19">Was kann über die Wronski-Determinante </text:span><text:span text:style-name="T20">W</text:span><text:span text:style-name="T19">(</text:span><text:span text:style-name="T21">φ</text:span><text:span text:style-name="T22">1</text:span><text:span text:style-name="T19">, </text:span><text:span text:style-name="T21">φ</text:span><text:span text:style-name="T22">2</text:span><text:span text:style-name="T19">; </text:span><text:span text:style-name="T20">q</text:span><text:span text:style-name="T19">) ausgesagt werden, wenn die Funktionen </text:span><text:span text:style-name="T21">φ</text:span><text:span text:style-name="T22">1</text:span><text:span text:style-name="T19">(</text:span><text:span text:style-name="T20">q</text:span><text:span text:style-name="T19">) und </text:span><text:span text:style-name="T21">φ</text:span><text:span text:style-name="T22">2</text:span><text:span text:style-name="T19">(</text:span><text:span text:style-name="T20">q</text:span><text:span text:style-name="T19">) zu demselben Eigenwert </text:span><text:span text:style-name="T20">E</text:span><text:span text:style-name="T19"> gehören?</text:span></text:p>
          </draw:text-box>
        </draw:frame>
        <draw:frame presentation:style-name="pr2" draw:layer="layout" svg:width="25.199cm" svg:height="12.18cm" svg:x="1.4cm" svg:y="4.914cm" presentation:class="subtitle">
          <draw:text-box>
            <text:p>Die Wronski-Determinante ist <text:span text:style-name="T1">q</text:span>-unabhängig:</text:p>
            <text:p><text:span text:style-name="T1">E</text:span> = <text:span text:style-name="T1">E</text:span><text:span text:style-name="T23">1</text:span> = <text:span text:style-name="T1">E</text:span><text:span text:style-name="T23">2</text:span> : <text:tab/> W(<text:span text:style-name="T5">φ</text:span><text:span text:style-name="T24">1</text:span><text:span text:style-name="T25">,</text:span><text:span text:style-name="T5">φ</text:span><text:span text:style-name="T26">2</text:span><text:span text:style-name="T27">;</text:span><text:span text:style-name="T16">q</text:span><text:span text:style-name="T27">) = cons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ist ein <text:span text:style-name="T1">gebundener</text:span> Zustand?</text:p>
          </draw:text-box>
        </draw:frame>
        <draw:frame presentation:style-name="pr5" draw:layer="layout" svg:width="25.199cm" svg:height="12.18cm" svg:x="1.4cm" svg:y="4.914cm" presentation:class="subtitle">
          <draw:text-box>
            <text:p>Der <text:span text:style-name="T1">klassisch erlaubte</text:span> Bereich wird durch zwei im Endlichen liegende <text:span text:style-name="T1">klassische Umkehrpunkte</text:span> begrenzt. Das Teilchen kann also nicht bis Unendlich gelangen, es ist auf einen endlichen Raumbereich beschränkt. Diese Zustände bezeichnet man als gebundene Zustände</text:p>
            <text:p><text:span text:style-name="T5">φ</text:span><text:span text:style-name="T28">n</text:span><text:span text:style-name="T25">(</text:span><text:span text:style-name="T5">q</text:span><text:span text:style-name="T25">) ; </text:span><text:span text:style-name="T25"><text:tab/></text:span><text:span text:style-name="T5">n</text:span><text:span text:style-name="T25"> = 0, 1, 2, . . .</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Formulieren und begründen Sie den Knotensatz.</text:p>
          </draw:text-box>
        </draw:frame>
        <draw:frame presentation:style-name="pr2" draw:layer="layout" svg:width="25.199cm" svg:height="12.18cm" svg:x="1.4cm" svg:y="4.914cm" presentation:class="subtitle">
          <draw:text-box>
            <text:p>Die Knotenzahl entspricht der Zahl der im Endlichen liegenden Nullstellen von <text:span text:style-name="T5">φ</text:span><text:span text:style-name="T27">(</text:span><text:span text:style-name="T16">q</text:span><text:span text:style-name="T27">).</text:span></text:p>
            <text:p><text:span text:style-name="T27">Eine weitere Aussage ist, dass die Knotenzahl umso höher ist, je höher die zugehörige diskrete Energie </text:span><text:span text:style-name="T16">E</text:span><text:span text:style-name="T29">n</text:span><text:span text:style-name="T27"> ist.</text:span></text:p>
            <text:p><text:span text:style-name="T27">Schließlich folgt noch mit der Wronski-Determinante die Aussage, dass für </text:span><text:span text:style-name="T16">E</text:span><text:span text:style-name="T29">n</text:span><text:span text:style-name="T27"> &gt; </text:span><text:span text:style-name="T16">E</text:span><text:span text:style-name="T29">m</text:span><text:span text:style-name="T27"> zwischen je zwei Knoten von </text:span><text:span text:style-name="T5">φ</text:span><text:span text:style-name="T29">m</text:span><text:span text:style-name="T27"> mindestens einer von </text:span><text:span text:style-name="T5">φ</text:span><text:span text:style-name="T29">n</text:span><text:span text:style-name="T27"> liegt, </text:span><text:span text:style-name="T5">φ</text:span><text:span text:style-name="T29">n</text:span><text:span text:style-name="T27"> also mindestens(!) (</text:span><text:span text:style-name="T16">m</text:span><text:span text:style-name="T27">+1) Knoten hat.</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Unter welchen Bedingungen besitzt <text:span text:style-name="T1">H</text:span> ein diskretes Eigenwertspektrum?</text:p>
          </draw:text-box>
        </draw:frame>
        <draw:frame presentation:style-name="pr5" draw:layer="layout" svg:width="25.199cm" svg:height="12.18cm" svg:x="1.4cm" svg:y="4.914cm" presentation:class="subtitle">
          <draw:text-box>
            <text:p><text:span text:style-name="T1">V</text:span>(<text:span text:style-name="T30">q</text:span>) <text:span text:style-name="T25">→ ∞ für </text:span><text:span text:style-name="T7">q</text:span><text:span text:style-name="T25"> → ±∞</text:span></text:p>
            <text:p><text:span text:style-name="T25"/></text:p>
            <text:p><text:span text:style-name="T25">also grundsätzlich dann, wenn </text:span><text:span text:style-name="T5">φ</text:span><text:span text:style-name="T25">(</text:span><text:span text:style-name="T5">q</text:span><text:span text:style-name="T25">) auf beiden Seiten durch eine Potentialbarriere </text:span><text:span text:style-name="T5">V</text:span><text:span text:style-name="T25"> &gt; </text:span><text:span text:style-name="T5">E</text:span><text:span text:style-name="T6"> &gt; </text:span><text:span text:style-name="T5">V</text:span><text:span text:style-name="T14">min</text:span><text:span text:style-name="T6"> </text:span><text:span text:style-name="T25">beschränkt wird:</text:span></text:p>
            <text:p><text:span text:style-name="T5">V</text:span><text:span text:style-name="T26">min</text:span><text:span text:style-name="T25"> ≤ </text:span><text:span text:style-name="T5">E</text:span><text:span text:style-name="T25"> ≤ </text:span><text:span text:style-name="T5">V</text:span><text:span text:style-name="T26">±∞</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wirkt der Paritätsoperator <text:span text:style-name="T1">Π</text:span> auf eine Wellenfunktion <text:span text:style-name="T31">φ</text:span>(<text:span text:style-name="T1">q</text:span>)?</text:p>
          </draw:text-box>
        </draw:frame>
        <draw:frame presentation:style-name="pr2" draw:layer="layout" svg:width="25.199cm" svg:height="12.18cm" svg:x="1.4cm" svg:y="4.914cm" presentation:class="subtitle">
          <draw:text-box>
            <text:p>Er ersetzt die Raumkoordinate <text:span text:style-name="T1">q</text:span> durch (-<text:span text:style-name="T1">q</text:span>), führt also eine Raumspiegelung durch:</text:p>
            <text:p><text:span text:style-name="T5">Π</text:span><text:span text:style-name="T6"> </text:span><text:span text:style-name="T5">φ</text:span><text:span text:style-name="T25">(</text:span><text:span text:style-name="T5">q</text:span><text:span text:style-name="T25">) = </text:span><text:span text:style-name="T5">φ</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draw:text-box>
              <text:p>Siehe Pade, Jochen: Quantenmechanik zu Fuß Band 1 (2012), ISBN 978-3-642-25227-3, Appendix F.1.3 (Seite 247)</text:p>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gerader (ungerader) Parität?</text:p>
          </draw:text-box>
        </draw:frame>
        <draw:frame presentation:style-name="pr5" draw:layer="layout" svg:width="25.199cm" svg:height="12.18cm" svg:x="1.4cm" svg:y="4.914cm" presentation:class="subtitle" presentation:user-transformed="true">
          <draw:text-box>
            <text:p>Gerade Wellenfunktionen sind Eigenfunktionen zum Eigenwert</text:p>
            <text:p><text:span text:style-name="T5">π</text:span><text:span text:style-name="T25"> = + 1 : </text:span><text:span text:style-name="T32">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text:p><text:span text:style-name="T25"/></text:p>
            <text:p><text:span text:style-name="T25">Ungerade Wellenfunktionen sind Eigenfunktionen zum Eigenwert</text:span></text:p>
            <text:p><text:span text:style-name="T5">π</text:span><text:span text:style-name="T25"> = - 1 : </text:span><text:span text:style-name="T32">un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nn kommutiert der Hamilton- mit dem Paritätsoperator?</text:p>
          </draw:text-box>
        </draw:frame>
        <draw:frame presentation:style-name="pr2" draw:layer="layout" svg:width="25.199cm" svg:height="12.18cm" svg:x="1.4cm" svg:y="4.914cm" presentation:class="subtitle">
          <draw:text-box>
            <text:p>Genau dann, wenn der Hamilton-Operator gerade ist,</text:p>
            <text:p>also wenn</text:p>
          </draw:text-box>
        </draw:frame>
        <draw:frame draw:style-name="gr2" draw:text-style-name="P3" draw:layer="layout" svg:width="5.304cm" svg:height="1.033cm" svg:x="15.847cm" svg:y="10.983cm">
          <text:p/>
          <draw:object xlink:href="../gerade%20Parität.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6.343cm" svg:x="1.4cm" svg:y="4.334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B innerhalb und A,C außerhalb) des Potentials mit dem Ansatz A, C: <text:span text:style-name="T5">φ</text:span><text:span text:style-name="T34">AC</text:span><text:span text:style-name="T27">(</text:span><text:span text:style-name="T16">q</text:span><text:span text:style-name="T27">) = </text:span><text:span text:style-name="T5">α</text:span><text:span text:style-name="T34">+</text:span><text:span text:style-name="T27">e</text:span><text:span text:style-name="T35">κ</text:span><text:span text:style-name="T36">q</text:span><text:span text:style-name="T15"> + </text:span><text:span text:style-name="T5">α</text:span><text:span text:style-name="T37">-</text:span><text:span text:style-name="T15">e</text:span><text:span text:style-name="T35">-κ</text:span><text:span text:style-name="T36">q</text:span><text:span text:style-name="T15"> und B: </text:span><text:span text:style-name="T5">φ</text:span><text:span text:style-name="T14">B</text:span><text:span text:style-name="T15">(</text:span><text:span text:style-name="T16">q</text:span><text:span text:style-name="T15">) = </text:span><text:span text:style-name="T5">β</text:span><text:span text:style-name="T37">+</text:span><text:span text:style-name="T15">e</text:span><text:span text:style-name="T17">i</text:span><text:span text:style-name="T35">k</text:span><text:span text:style-name="T36">q</text:span><text:span text:style-name="T15"> + </text:span><text:span text:style-name="T5">β</text:span><text:span text:style-name="T37">-</text:span><text:span text:style-name="T15">e</text:span><text:span text:style-name="T35">-ik</text:span><text:span text:style-name="T36">q</text:span><text:span text:style-name="T15"> ,</text:span></text:p>
            <text:p text:style-name="P2"><text:span text:style-name="T15">wobei für A, C gilt:</text:span></text:p>
            <text:p text:style-name="P2"><text:span text:style-name="T15">und für B:</text:span></text:p>
            <text:p text:style-name="P2"><text:span text:style-name="T15">Es gilt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37">A</text:span><text:span text:style-name="T15">(</text:span><text:span text:style-name="T16">q</text:span><text:span text:style-name="T15">) = </text:span><text:span text:style-name="T5">α</text:span><text:span text:style-name="T37">+</text:span><text:span text:style-name="T15">e</text:span><text:span text:style-name="T35">κ</text:span><text:span text:style-name="T36">q</text:span><text:span text:style-name="T15"> </text:span></text:p>
            <text:p text:style-name="P7"><text:span text:style-name="T15">und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14">C</text:span><text:span text:style-name="T15">(</text:span><text:span text:style-name="T16">q</text:span><text:span text:style-name="T15">) = </text:span><text:span text:style-name="T5">α</text:span><text:span text:style-name="T37">-</text:span><text:span text:style-name="T15">e</text:span><text:span text:style-name="T17">-</text:span><text:span text:style-name="T35">κ</text:span><text:span text:style-name="T36">q</text:span><text:span text:style-name="T38">.</text:span></text:p>
            <text:p text:style-name="P7"><text:span text:style-name="T38">Die Anschlußbedingungen führen über die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 folgenden Bestimmungsgleichungen:</text:span></text:p>
            <text:p text:style-name="P7"><text:span text:style-name="T39">α</text:span><text:span text:style-name="T37">+</text:span><text:span text:style-name="T38">e</text:span><text:span text:style-name="T35">κ</text:span><text:span text:style-name="T36">q</text:span><text:span text:style-name="T42">0</text:span><text:span text:style-name="T38"> != </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α</text:span><text:span text:style-name="T37">-</text:span><text:span text:style-name="T38">e</text:span><text:span text:style-name="T35">-κ</text:span><text:span text:style-name="T36">q</text:span><text:span text:style-name="T42">0</text:span><text:span text:style-name="T38"> </text:span></text:p>
            <text:p text:style-name="P7"><text:span text:style-name="T38">sowie aufgrund der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text:span></text:p>
            <text:p text:style-name="P7"><text:span text:style-name="T39">κα</text:span><text:span text:style-name="T37">+</text:span><text:span text:style-name="T38">e</text:span><text:span text:style-name="T35">κ</text:span><text:span text:style-name="T36">q</text:span><text:span text:style-name="T42">0</text:span><text:span text:style-name="T38"> != i</text:span><text:span text:style-name="T40">k</text:span><text:span text:style-name="T38">(</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κα</text:span><text:span text:style-name="T37">-</text:span><text:span text:style-name="T38">e</text:span><text:span text:style-name="T35">-κ</text:span><text:span text:style-name="T36">q</text:span><text:span text:style-name="T42">0</text:span><text:span text:style-name="T38"> .</text:span></text:p>
          </draw:text-box>
        </draw:frame>
        <draw:frame draw:style-name="gr2" draw:text-style-name="P3" draw:layer="layout" svg:width="7.447cm" svg:height="2.235cm" svg:x="16.276cm" svg:y="10.382cm">
          <text:p/>
          <draw:object xlink:href="../Bedingung%20für%20Bereich%20B%20(kompakter).odf" xlink:type="simple" xlink:show="embed" xlink:actuate="onLoad"/>
          <draw:image xlink:href="./ObjectReplacements/Object 6" xlink:type="simple" xlink:show="embed" xlink:actuate="onLoad"/>
        </draw:frame>
        <draw:frame draw:style-name="gr2" draw:text-style-name="P3" draw:layer="layout" svg:width="7.513cm" svg:height="2.235cm" svg:x="17.343cm" svg:y="8.982cm">
          <text:p/>
          <draw:object xlink:href="../Bedingung%20für%20Bereich%20A%20und%20C%20(kompakter).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2.397cm" svg:x="1.4cm" svg:y="6.307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innerhalb und außerhalb) des Potentials.</text:p>
            <text:p text:style-name="P7"><text:span text:style-name="T38"/></text:p>
            <text:p text:style-name="P7"><text:span text:style-name="T38">Anschließend errechnet man die Variablen über die Anschlußbedingungen,</text:span></text:p>
            <text:p text:style-name="P7"><text:span text:style-name="T38">wobei man das daraus resultierende Gleichungssystem über das Ausnutzen der Parität bei Symmetrie/Antisymmetrie vereinfacht.</text:span></text:p>
            <text:p text:style-name="P7"><text:span text:style-name="T38"/></text:p>
            <text:p text:style-name="P7"><text:span text:style-name="T38">Abschließend muß man die Lösungsfunktion berechnen (jeweils symmetrisch/antisymmtrisch) und die transzendenten Gleichungen der Energiebedingungen lösen.</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draw:frame presentation:style-name="pr4" draw:layer="layout" svg:width="25.199cm" svg:height="3.506cm" svg:x="1.4cm" svg:y="0.837cm" presentation:class="title">
          <draw:text-box>
            <text:p>Was sind die wichtigsten Potenzen der imaginären Einheit i?</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225cm" svg:height="5.825cm" svg:x="7.387cm" svg:y="7.587cm">
          <text:p/>
          <draw:object xlink:href="../Wichtige%20Potenzen%20der%20imaginären%20Einhei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layer="layout" svg:width="25.199cm" svg:height="3.506cm" svg:x="1.4cm" svg:y="0.837cm" presentation:class="title">
          <draw:text-box>
            <text:p>Was sind <text:span text:style-name="T1">transzendente</text:span> Gleichungen?</text:p>
          </draw:text-box>
        </draw:frame>
        <draw:frame presentation:style-name="pr5" draw:layer="layout" svg:width="25.199cm" svg:height="12.18cm" svg:x="1.4cm" svg:y="4.914cm" presentation:class="subtitle">
          <draw:text-box>
            <text:p>Gleichungen, welche sich nicht analytisch lösen lasse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elche transzendenten Gleichungen legen das diskrete Energiespektrum des Potentialtopfes fest?</text:p>
          </draw:text-box>
        </draw:frame>
        <draw:frame presentation:style-name="pr2" draw:layer="layout" svg:width="25.199cm" svg:height="12.18cm" svg:x="1.4cm" svg:y="4.914cm" presentation:class="subtitle">
          <draw:text-box>
            <text:p><text:span text:style-name="T1">k</text:span> tan (<text:span text:style-name="T1">k</text:span> <text:span text:style-name="T1">q</text:span><text:span text:style-name="T23">0</text:span><text:span text:style-name="T43">)</text:span> = <text:span text:style-name="T5">κ</text:span></text:p>
            <text:p><text:span text:style-name="T27">und</text:span></text:p>
            <text:p><text:span text:style-name="T16">k</text:span><text:span text:style-name="T27"> cot (</text:span><text:span text:style-name="T16">k</text:span><text:span text:style-name="T27"> </text:span><text:span text:style-name="T16">q</text:span><text:span text:style-name="T34">0</text:span><text:span text:style-name="T44">)</text:span><text:span text:style-name="T27"> = -</text:span><text:span text:style-name="T5">κ</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Gibt es unabhängig von der Größe des Potentialtopfes immer einen symmetrischen und immer einen antisymmetrischen gebundenen Zustand?</text:span></text:p>
          </draw:text-box>
        </draw:frame>
        <draw:frame presentation:style-name="pr5" draw:layer="layout" svg:width="25.199cm" svg:height="12.18cm" svg:x="1.4cm" svg:y="4.914cm" presentation:class="subtitle">
          <draw:text-box>
            <text:p>Nein, es gibt nur immer einen symmetrischen Zustan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Welche Größe bestimmt die Zahl der diskreten Zustände im Potentialtopf? Ist diese bei endlichen Topfdimensionen immer endlich?</text:span></text:p>
          </draw:text-box>
        </draw:frame>
        <draw:frame presentation:style-name="pr2" draw:layer="layout" svg:width="25.199cm" svg:height="12.18cm" svg:x="1.4cm" svg:y="4.914cm" presentation:class="subtitle">
          <draw:text-box>
            <text:p>Der Radius, welcher abhängig von <text:span text:style-name="T1">q</text:span><text:span text:style-name="T23">0</text:span> und <text:span text:style-name="T1">V</text:span><text:span text:style-name="T23">0</text:span>, also der Breite und der Tiefe des Potentialtopfes ist:</text:p>
            <text:p/>
            <text:p/>
            <text:p/>
            <text:p/>
            <text:p/>
            <text:p/>
            <text:p>Ja, bei endlichen Topfdimensionen ist diese Zahl immer endlich.</text:p>
          </draw:text-box>
        </draw:frame>
        <draw:frame draw:style-name="gr2" draw:text-style-name="P3" draw:layer="layout" svg:width="18.975cm" svg:height="5.291cm" svg:x="4.512cm" svg:y="8.854cm">
          <text:p/>
          <draw:object xlink:href="../Zahl%20der%20gebundenen%20Zustände%20im%20Potentialtopf.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12">Wie sind Transmissions- und Reflexionskoeffizienten </text:span><text:span text:style-name="T13">T</text:span><text:span text:style-name="T12"> und </text:span><text:span text:style-name="T13">R</text:span><text:span text:style-name="T12"> definiert? Welche physikalische Information vermitteln sie?</text:span></text:p>
          </draw:text-box>
        </draw:frame>
        <draw:frame presentation:style-name="pr5" draw:layer="layout" svg:width="25.199cm" svg:height="12.18cm" svg:x="1.4cm" svg:y="4.914cm" presentation:class="subtitle" presentation:user-transformed="true">
          <draw:text-box>
            <text:p/>
            <text:p/>
            <text:p/>
            <text:p/>
            <text:p/>
            <text:p/>
            <text:p/>
            <text:p/>
            <text:p/>
            <text:p>Sie sind ein Maß dafür, welcher Bruchteil der Welle durch den Topfbereich hindruchgeht bzw. an diesem reflektiert wird.</text:p>
          </draw:text-box>
        </draw:frame>
        <draw:frame draw:style-name="gr2" draw:text-style-name="P3" draw:layer="layout" svg:width="5.641cm" svg:height="6.535cm" svg:x="11.179cm" svg:y="7.232cm">
          <text:p/>
          <draw:object xlink:href="../Transmissions-%20und%20Reflexionskoeffizient.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9" draw:layer="layout" svg:width="25.199cm" svg:height="3.506cm" svg:x="1.4cm" svg:y="0.837cm" presentation:class="title">
          <draw:text-box>
            <text:p><text:span text:style-name="T46">Wie verhalten sich </text:span><text:span text:style-name="T47">T</text:span><text:span text:style-name="T46"> und </text:span><text:span text:style-name="T47">R</text:span><text:span text:style-name="T46"> qualitativ als Funktion der Energie </text:span><text:span text:style-name="T47">E</text:span><text:span text:style-name="T46">?</text:span></text:p>
          </draw:text-box>
        </draw:frame>
        <draw:frame presentation:style-name="pr2" draw:layer="layout" svg:width="25.199cm" svg:height="12.18cm" svg:x="1.4cm" svg:y="4.914cm" presentation:class="subtitle">
          <draw:text-box>
            <text:p><text:span text:style-name="T1">R</text:span> verhält sich oszillatorisch. Bei bestimmten Energien wird jedoch <text:span text:style-name="T1">R</text:span><text:span text:style-name="T10"> = 0,</text:span> der Potentialtopf also vollkommen durchlässig.</text:p>
            <text:p>Diese Resonanzenergie stimmt mit den Energieeigenwerten des diskreten Spektrums im unendlich hohen Potentialtopf überein.</text:p>
            <text:p>Für sehr kleine Energien dominiert <text:span text:style-name="T1">R</text:span>, für sehr hohe Energien <text:span text:style-name="T1">T</text:span><text:span text:style-name="T10">, da bei hohen Einfallsenergien die Teilchenwelle den Potentialtopf </text:span><text:span text:style-name="T1">kaum noch spürt</text:span><text:span text:style-name="T10">.</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2">Bei welchen Energien (</text:span><text:span text:style-name="T4">Resonanzen</text:span><text:span text:style-name="T2">) wird der Potentialtopf vollkommen durchlässig (</text:span><text:span text:style-name="T4">T</text:span><text:span text:style-name="T2"> = 1, </text:span><text:span text:style-name="T4">R</text:span><text:span text:style-name="T2"> = 0) ?</text:span></text:p>
          </draw:text-box>
        </draw:frame>
        <draw:frame presentation:style-name="pr5" draw:layer="layout" svg:width="25.199cm" svg:height="12.18cm" svg:x="1.4cm" svg:y="4.914cm" presentation:class="subtitle">
          <draw:text-box>
            <text:p>Wenn ein ganzzahliges Vielfaches der halben de Broglie-Wellenlänge <text:span text:style-name="T25">λ</text:span><text:span text:style-name="T27"> in den Potentialtopf hineinpasst:</text:span></text:p>
          </draw:text-box>
        </draw:frame>
        <draw:frame draw:style-name="gr2" draw:text-style-name="P3" draw:layer="layout" svg:width="7.791cm" svg:height="3.784cm" svg:x="10.104cm" svg:y="14.607cm">
          <text:p/>
          <draw:object xlink:href="../Resonanzenergie.odf" xlink:type="simple" xlink:show="embed" xlink:actuate="onLoad"/>
          <draw:image xlink:href="./ObjectReplacements/Object 11" xlink:type="simple" xlink:show="embed" xlink:actuate="onLoad"/>
        </draw:frame>
        <draw:frame draw:style-name="gr2" draw:text-style-name="P3" draw:layer="layout" svg:width="15.303cm" svg:height="1.836cm" svg:x="6.348cm" svg:y="12.581cm">
          <text:p/>
          <draw:object xlink:href="../Transmission%20beim%20Potentialtopf%20bei%20Resonanz.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lassen sich die <text:span text:style-name="T1">Resonanzen</text:span> anschaulich verstehen?</text:p>
          </draw:text-box>
        </draw:frame>
        <draw:frame presentation:style-name="pr2" draw:layer="layout" svg:width="25.199cm" svg:height="12.18cm" svg:x="1.4cm" svg:y="4.914cm" presentation:class="subtitle">
          <draw:text-box>
            <text:p>Anschaulich lassen sich diese Resonanzen durch destruktive Interferenz der bei −<text:span text:style-name="T1">q</text:span><text:span text:style-name="T23">0</text:span> und +<text:span text:style-name="T1">q</text:span><text:span text:style-name="T23">0</text:span> reflektierten Teilwellen verstehen. Bei <text:span text:style-name="T1">q</text:span> = −<text:span text:style-name="T1">q</text:span><text:span text:style-name="T23">0</text:span> haben die direkt reflektierte Welle und die von <text:span text:style-name="T1">q</text:span> = +<text:span text:style-name="T1">q</text:span><text:span text:style-name="T23">0</text:span> zurückkommende Welle einen Gangunterschied 4<text:span text:style-name="T1">kq</text:span><text:span text:style-name="T23">0</text:span> = 2π<text:span text:style-name="T1">n</text:span>. Hinzu kommt noch ein Phasensprung um π bei der direkten Reflexion, so daß sich die bei −<text:span text:style-name="T1">q</text:span><text:span text:style-name="T23">0</text:span> und +<text:span text:style-name="T1">q</text:span><text:span text:style-name="T23">0</text:span> reflektierten Teilwellen insgesamt auslösche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text-style-name="P10" draw:layer="layout" svg:width="25.199cm" svg:height="3.506cm" svg:x="1.4cm" svg:y="0.836cm" presentation:class="title" presentation:user-transformed="true">
          <draw:text-box>
            <text:p><text:span text:style-name="T48">Wie sieht qualitativ die Aufenthaltswahrscheinlichkeitsdichte |</text:span><text:span text:style-name="T49">φ</text:span><text:span text:style-name="T48">(</text:span><text:span text:style-name="T50">q</text:span><text:span text:style-name="T48">)|</text:span><text:span text:style-name="T51">2</text:span><text:span text:style-name="T48"> eines mit dem Impuls <text:s text:c="2"/></text:span><text:span text:style-name="T50">k</text:span><text:span text:style-name="T52">0</text:span><text:span text:style-name="T53">/</text:span><text:span text:style-name="T50">m</text:span><text:span text:style-name="T48"> auf eine Potentialstufe </text:span><text:span text:style-name="T50">V</text:span><text:span text:style-name="T48">(</text:span><text:span text:style-name="T50">q</text:span><text:span text:style-name="T48">) = </text:span><text:span text:style-name="T50">V</text:span><text:span text:style-name="T52">0</text:span><text:span text:style-name="T48"> </text:span><text:span text:style-name="T50">Θ</text:span><text:span text:style-name="T48">(</text:span><text:span text:style-name="T50">q</text:span><text:span text:style-name="T48">) zulaufenden Teilchens aus? Unterscheiden Sie die Fälle </text:span><text:span text:style-name="T50">E</text:span><text:span text:style-name="T48"> &gt; </text:span><text:span text:style-name="T50">V</text:span><text:span text:style-name="T52">0</text:span><text:span text:style-name="T48"> und </text:span><text:span text:style-name="T50">E</text:span><text:span text:style-name="T48"> &lt; </text:span><text:span text:style-name="T50">V</text:span><text:span text:style-name="T52">0</text:span><text:span text:style-name="T48">.</text:span></text:p>
          </draw:text-box>
        </draw:frame>
        <draw:frame presentation:style-name="pr5" draw:layer="layout" svg:width="25.199cm" svg:height="12.18cm" svg:x="1.4cm" svg:y="4.914cm" presentation:class="subtitle" presentation:user-transformed="true">
          <draw:text-box>
            <text:p>Für <text:span text:style-name="T1">E</text:span> &gt; <text:span text:style-name="T1">V</text:span><text:span text:style-name="T23">0</text:span> gilt: Es wird <text:span text:style-name="T1">ein Teil</text:span> des Teilchens reflektiert, während <text:span text:style-name="T1">ein Teil</text:span> weiter läuft. Durch Interferenz von einlaufender und reflektierter Welle zeigt die Aufenthaltswahrscheinlichkeit des Teilchens vor der Stufe eine oszillatorische Ortsabhängigkeit, während sie rechts davon konstant bleibt.</text:p>
            <text:p/>
            <text:p>Ist die Teilchenenergie niedriger als die Potentialstufe, wird die Teilchenwelle vollständig reflektiert, das Verhalten vor der Potentialstufe ist aus obigen Gründen ebenfalls oszillatorisch. Nach der Potentialstufe hingegen ist die Aufenthaltswahrscheinlichkeit dennoch größer Null, fällt aber Exponentiell ab.</text:p>
          </draw:text-box>
        </draw:frame>
        <draw:frame draw:style-name="gr2" draw:text-style-name="P3" draw:layer="layout" svg:width="0.665cm" svg:height="0.847cm" svg:x="6.967cm" svg:y="2.076cm">
          <text:p/>
          <draw:object xlink:href="../hbar.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text-style-name="P10" draw:layer="layout" svg:width="25.199cm" svg:height="3.506cm" svg:x="1.4cm" svg:y="0.834cm" presentation:class="title" presentation:user-transformed="true">
          <draw:text-box>
            <text:p><text:span text:style-name="T48">Wie ändern sich Reflexions- und Transmissionskoeffizienten (</text:span><text:span text:style-name="T50">T</text:span><text:span text:style-name="T48"> und </text:span><text:span text:style-name="T50">R</text:span><text:span text:style-name="T48">), wenn man bei gleicher Teilchenenergie </text:span><text:span text:style-name="T50">E</text:span><text:span text:style-name="T48"> &gt; </text:span><text:span text:style-name="T50">V</text:span><text:span text:style-name="T52">0</text:span><text:span text:style-name="T48"> dieses statt von </text:span><text:span text:style-name="T50">q</text:span><text:span text:style-name="T48"> = −∞ nach </text:span><text:span text:style-name="T50">q</text:span><text:span text:style-name="T48"> = +∞ in umgekehrter Richtung laufen läßt?</text:span></text:p>
          </draw:text-box>
        </draw:frame>
        <draw:frame presentation:style-name="pr2" draw:layer="layout" svg:width="25.199cm" svg:height="12.18cm" svg:x="1.4cm" svg:y="4.914cm" presentation:class="subtitle">
          <draw:text-box>
            <text:p>Sie ändern sich nicht: <text:span text:style-name="T1">T</text:span> und <text:span text:style-name="T1">R</text:span> sind symmetrisch in <text:span text:style-name="T1">k</text:span> und <text:span text:style-name="T1">k</text:span><text:span text:style-name="T23">0</text:span>. Dies sieht man direkt so:</text:p>
          </draw:text-box>
        </draw:frame>
        <draw:frame draw:style-name="gr2" draw:text-style-name="P3" draw:layer="layout" svg:width="11.254cm" svg:height="2.804cm" svg:x="8.372cm" svg:y="13.097cm">
          <text:p/>
          <draw:object xlink:href="../Reflexions-%20und%20Transmissionskoeffiziente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r Erhaltungssatz steht hinter der Relation <text:span text:style-name="T1">T</text:span> + <text:span text:style-name="T1">R</text:span> = 1?</text:p>
          </draw:text-box>
        </draw:frame>
        <draw:frame presentation:style-name="pr5" draw:layer="layout" svg:width="25.199cm" svg:height="12.18cm" svg:x="1.4cm" svg:y="4.914cm" presentation:class="subtitle">
          <draw:text-box>
            <text:p>Die Teilchenzahlerhaltung.</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ie kann man sich bei einer Teilchenenergie </text:span><text:span text:style-name="T50">E</text:span><text:span text:style-name="T48"> &gt; </text:span><text:span text:style-name="T50">V</text:span><text:span text:style-name="T52">0</text:span><text:span text:style-name="T48"> einen von Null verschiedenen Reflexionskoeffizienten </text:span><text:span text:style-name="T50">R</text:span><text:span text:style-name="T48"> an der Potentialstufe erklären?</text:span></text:p>
          </draw:text-box>
        </draw:frame>
        <draw:frame presentation:style-name="pr2" draw:layer="layout" svg:width="25.199cm" svg:height="12.18cm" svg:x="1.4cm" svg:y="4.914cm" presentation:class="subtitle">
          <draw:text-box>
            <text:p>Es liegt an der Wellennatur des Teilchens, analog der Ausbreitung von Lichtwellen, bei welcher eine abrupte Änderung des Brechungsindex des Mediums eine partielle Reflexion der Welle hervorruft.</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verhalten sich bei der Potentialstufe <text:span text:style-name="T1">T</text:span> und <text:span text:style-name="T1">R</text:span> für <text:span text:style-name="T1">E</text:span> &lt; <text:span text:style-name="T1">V</text:span><text:span text:style-name="T23">0</text:span>, <text:span text:style-name="T1">E</text:span> <text:tab/><text:tab/> <text:span text:style-name="T1">V</text:span><text:span text:style-name="T23">0</text:span> und <text:span text:style-name="T1">E</text:span> <text:span text:style-name="T54">››</text:span> <text:span text:style-name="T1">V</text:span><text:span text:style-name="T23">0</text:span>?</text:p>
          </draw:text-box>
        </draw:frame>
        <draw:frame presentation:style-name="pr5" draw:layer="layout" svg:width="25.199cm" svg:height="12.18cm" svg:x="1.4cm" svg:y="4.914cm" presentation:class="subtitle">
          <draw:text-box>
            <text:p>Für hohe Teilchenenergien<text:span text:style-name="T55"> </text:span><text:span text:style-name="T56">E</text:span><text:span text:style-name="T55"> </text:span><text:span text:style-name="T57">››</text:span><text:span text:style-name="T55"> </text:span><text:span text:style-name="T56">V</text:span><text:span text:style-name="T58">0</text:span><text:span text:style-name="T59"> wird die Reflexion auf Kosten der Transmission immer schwächer. Für </text:span><text:span text:style-name="T60">E</text:span><text:span text:style-name="T59"> </text:span><text:span text:style-name="T59"><text:tab/></text:span><text:span text:style-name="T59"> </text:span><text:span text:style-name="T60">V</text:span><text:span text:style-name="T58">0</text:span><text:span text:style-name="T59"> gilt der umgekehrte Fall: </text:span><text:span text:style-name="T60">R</text:span><text:span text:style-name="T59"> </text:span><text:span text:style-name="T61">→ </text:span><text:span text:style-name="T62">1, </text:span><text:span text:style-name="T63">T</text:span><text:span text:style-name="T62"> </text:span><text:span text:style-name="T61">→</text:span><text:span text:style-name="T62"> 0.</text:span></text:p>
            <text:p><text:span text:style-name="T62"/></text:p>
            <text:p><text:span text:style-name="T62">Für </text:span><text:span text:style-name="T63">E</text:span><text:span text:style-name="T62"> &lt; </text:span><text:span text:style-name="T63">V</text:span><text:span text:style-name="T64">0</text:span><text:span text:style-name="T62"> wird </text:span><text:span text:style-name="T63">R</text:span><text:span text:style-name="T62"> = 1 und </text:span><text:span text:style-name="T63">T</text:span><text:span text:style-name="T62"> = 0.</text:span></text:p>
          </draw:text-box>
        </draw:frame>
        <draw:frame draw:style-name="gr2" draw:text-style-name="P3" draw:layer="layout" svg:width="1.003cm" svg:height="1.422cm" svg:x="12.898cm" svg:y="2.588cm">
          <text:p/>
          <draw:object xlink:href="../rightarrow%20csup%20rangle.odf" xlink:type="simple" xlink:show="embed" xlink:actuate="onLoad"/>
          <draw:image xlink:href="./ObjectReplacements/Object 15" xlink:type="simple" xlink:show="embed" xlink:actuate="onLoad"/>
        </draw:frame>
        <draw:frame draw:style-name="gr2" draw:text-style-name="P3" draw:layer="layout" svg:width="0.7cm" svg:height="1cm" svg:x="15.444cm" svg:y="9.388cm">
          <text:p/>
          <draw:object xlink:href="../rightarrow%20csup%20rangl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as kann bei einer unendlich hohen Potentialstufe (</text:span><text:span text:style-name="T50">V</text:span><text:span text:style-name="T52">0</text:span><text:span text:style-name="T48">→∞) über die Wellenfunktion </text:span><text:span text:style-name="T49">φ</text:span><text:span text:style-name="T48">(</text:span><text:span text:style-name="T50">q</text:span><text:span text:style-name="T48">) im klassisch verbotenen Gebiet (</text:span><text:span text:style-name="T50">q</text:span><text:span text:style-name="T48"> &gt; 0) ausgesagt werden?</text:span></text:p>
          </draw:text-box>
        </draw:frame>
        <draw:frame presentation:style-name="pr2" draw:layer="layout" svg:width="25.199cm" svg:height="12.18cm" svg:x="1.4cm" svg:y="4.914cm" presentation:class="subtitle">
          <draw:text-box>
            <text:p><text:span text:style-name="T5">φ</text:span><text:span text:style-name="T27">(</text:span><text:span text:style-name="T16">q</text:span><text:span text:style-name="T27">) </text:span><text:span text:style-name="T25">≡</text:span><text:span text:style-name="T27"> 0 für </text:span><text:span text:style-name="T16">q</text:span><text:span text:style-name="T27"> </text:span><text:span text:style-name="T25">≥</text:span><text:span text:style-name="T27"> 0</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Kennen Sie aus der klassischen Elektrodynamik eine dem quantenmechanischen Tunneln analoge Situation?</text:span></text:p>
          </draw:text-box>
        </draw:frame>
        <draw:frame presentation:style-name="pr5" draw:layer="layout" svg:width="25.199cm" svg:height="12.18cm" svg:x="1.4cm" svg:y="4.914cm" presentation:class="subtitle">
          <draw:text-box>
            <text:p>Die Totalreflexion einer Lichtwelle an dem Übergang von einem optisch dichteren zu einem optisch dünneren Medium.</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Erläutern Sie am Beispiel des rechteckigen Potentialwalls den Tunneleffekt.</text:p>
          </draw:text-box>
        </draw:frame>
        <draw:frame presentation:style-name="pr2" draw:layer="layout" svg:width="25.199cm" svg:height="12.18cm" svg:x="1.4cm" svg:y="4.914cm" presentation:class="subtitle">
          <draw:text-box>
            <text:p>Eine Welle kann einen Potentialwall durchtunneln, da der Transmissionskoeffizient grundsätzlich &gt; 0 ist.</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Kennen Sie einige bedeutende Konsequenzen des Tunneleffekts?</text:p>
          </draw:text-box>
        </draw:frame>
        <draw:frame presentation:style-name="pr5" draw:layer="layout" svg:width="25.199cm" svg:height="12.18cm" svg:x="1.4cm" svg:y="4.914cm" presentation:class="subtitle">
          <draw:text-box>
            <text:p>Die <text:span text:style-name="T25">α</text:span><text:span text:style-name="T27">-Radioaktiviät, </text:span></text:p>
            <text:p><text:span text:style-name="T27">feldinduzierte Elektronenemission, </text:span></text:p>
            <text:p><text:span text:style-name="T27">Energiebänder in Festkörpern.</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8" draw:layer="layout" svg:width="25.199cm" svg:height="3.506cm" svg:x="1.4cm" svg:y="0.832cm" presentation:class="title" presentation:user-transformed="true">
          <draw:text-box>
            <text:p><text:span text:style-name="T45">Welche Größen bestimmen vornehmlich die Tunnelwahrscheinlichkeit durch den rechteckigen Potentialwall?</text:span></text:p>
          </draw:text-box>
        </draw:frame>
        <draw:frame presentation:style-name="pr2" draw:layer="layout" svg:width="25.199cm" svg:height="12.18cm" svg:x="1.4cm" svg:y="4.914cm" presentation:class="subtitle" presentation:user-transformed="true">
          <draw:text-box>
            <text:p><text:s/>Die Aufenthaltswahrscheinlichkeit nimmt exponentiell mit der Breite des Walls und der Wurzel der <text:span text:style-name="T1">effektiven Barriere</text:span> <text:span text:style-name="T1">V</text:span><text:span text:style-name="T23">0</text:span> - <text:span text:style-name="T1">E</text:span> ab.</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11" draw:layer="layout" svg:width="25.199cm" svg:height="3.506cm" svg:x="1.4cm" svg:y="0.837cm" presentation:class="title">
          <draw:text-box>
            <text:p><text:span text:style-name="T65">Wie sieht qualitativ die </text:span><text:span text:style-name="T66">q</text:span><text:span text:style-name="T65">-Abhängigkeit von |</text:span><text:span text:style-name="T67">φ</text:span><text:span text:style-name="T65">(</text:span><text:span text:style-name="T66">q</text:span><text:span text:style-name="T65">)|</text:span><text:span text:style-name="T68">2</text:span><text:span text:style-name="T65"> beim Potentialwall aus?</text:span></text:p>
          </draw:text-box>
        </draw:frame>
        <draw:frame presentation:style-name="pr5" draw:layer="layout" svg:width="25.199cm" svg:height="12.18cm" svg:x="1.4cm" svg:y="4.914cm" presentation:class="subtitle">
          <draw:text-box>
            <text:p>Sie ist vor dem Wall oszillatorisch, nimmt im Bereich des Walls exponentiell ab und ist hinter dem Wall konstan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2" draw:layer="layout" svg:width="25.199cm" svg:height="3.506cm" svg:x="1.4cm" svg:y="0.827cm" presentation:class="title" presentation:user-transformed="true">
          <draw:text-box>
            <text:p><text:span text:style-name="T69">Mit welchem </text:span><text:span text:style-name="T70">Trick</text:span><text:span text:style-name="T69"> läßt sich die Tunnelwahrscheinlichkeit durch einen realistischen, kontinuierlichen Potentialberg mit den Ergebnissen zum einfacheren rechteckigen Potentialwall zumindest näherungsweise ausdrücken?</text:span></text:p>
          </draw:text-box>
        </draw:frame>
        <draw:frame presentation:style-name="pr2" draw:layer="layout" svg:width="25.199cm" svg:height="12.18cm" svg:x="1.4cm" svg:y="4.914cm" presentation:class="subtitle">
          <draw:text-box>
            <text:p>Über eine Annäherung der tatsächlichen Form des Potentialbergs durch hintereinander angeordnete rechteckige Stufen.</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12">Nach welcher Formel läßt sich die Tunnelwahrscheinlichkeit für einen kontinuierlichen Potentialberg berechn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27cm" svg:height="2.937cm" svg:x="7.036cm" svg:y="9.031cm">
          <text:p/>
          <draw:object xlink:href="../Transmissionswahrscheinlichkeit%20für%20den%20Potentialberg.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läßt sich qualitativ die <text:span text:style-name="T1">α</text:span>-Radioaktivität erklären?</text:p>
          </draw:text-box>
        </draw:frame>
        <draw:frame presentation:style-name="pr2" draw:layer="layout" svg:width="25.199cm" svg:height="12.18cm" svg:x="1.4cm" svg:y="4.914cm" presentation:class="subtitle">
          <draw:text-box>
            <text:p>Ein <text:span text:style-name="T25">α</text:span><text:span text:style-name="T27">-Teilchen wir einerseits vom Coulomb-Potential abgestoßen, andererseits von sehr kurzreichweitigen Kernkräften sehr stark angezogen.</text:span></text:p>
            <text:p><text:span text:style-name="T27">Man stellt sich vor, dass das </text:span><text:span text:style-name="T25">α</text:span><text:span text:style-name="T27">-Teilchen mit einer bestimmten Geschwindigkeit </text:span><text:span text:style-name="T16">v</text:span><text:span text:style-name="T27"> (entsprechend der Energie </text:span><text:span text:style-name="T16">E</text:span><text:span text:style-name="T27">) zwischen den Potentialbarrieren oszilliert und diese mit einer Wahrscheinlichkeit </text:span><text:span text:style-name="T16">T</text:span><text:span text:style-name="T27">(</text:span><text:span text:style-name="T16">E</text:span><text:span text:style-name="T27">) durchtunnelt.</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text-style-name="P8" draw:layer="layout" svg:width="25.199cm" svg:height="3.506cm" svg:x="1.4cm" svg:y="0.839cm" presentation:class="title" presentation:user-transformed="true">
          <draw:text-box>
            <text:p><text:span text:style-name="T45">Welcher Zusammenhang besteht zwischen der Lebensdauer eines </text:span><text:span text:style-name="T71">α</text:span><text:span text:style-name="T45">-radioaktiven Kerns und der Energie des emittierten </text:span><text:span text:style-name="T71">α</text:span><text:span text:style-name="T45">-Teilchens?</text:span></text:p>
          </draw:text-box>
        </draw:frame>
        <draw:frame presentation:style-name="pr5" draw:layer="layout" svg:width="25.199cm" svg:height="12.18cm" svg:x="1.4cm" svg:y="4.914cm" presentation:class="subtitle">
          <draw:text-box>
            <text:p>Die Lebensdauer hängt exponentiell vom Inversen der Energie ab.</text:p>
            <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elche Situation beschreibt das Kronig-Penney-Modell?</text:p>
          </draw:text-box>
        </draw:frame>
        <draw:frame presentation:style-name="pr2" draw:layer="layout" svg:width="25.199cm" svg:height="12.18cm" svg:x="1.4cm" svg:y="4.914cm" presentation:class="subtitle">
          <draw:text-box>
            <text:p>Eine Anordnung von erlaubten und verbotenen Zonen im Energiespektrum</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text-style-name="P8" draw:layer="layout" svg:width="25.199cm" svg:height="3.506cm" svg:x="1.4cm" svg:y="0.835cm" presentation:class="title" presentation:user-transformed="true">
          <draw:text-box>
            <text:p><text:span text:style-name="T45">Wie verhalten sich die Wellenfunktion und ihre erste Ableitung, wenn die potentielle Energie </text:span><text:span text:style-name="T71">V</text:span><text:span text:style-name="T45">(</text:span><text:span text:style-name="T71">q</text:span><text:span text:style-name="T45">) die Gestalt einer </text:span><text:span text:style-name="T71">δ</text:span><text:span text:style-name="T45">-Funktion hat?</text:span></text:p>
          </draw:text-box>
        </draw:frame>
        <draw:frame presentation:style-name="pr5" draw:layer="layout" svg:width="25.199cm" svg:height="12.18cm" svg:x="1.4cm" svg:y="4.914cm" presentation:class="subtitle">
          <draw:text-box>
            <text:p>Sie ist bis auf die Punkte <text:span text:style-name="T1">q</text:span> = <text:span text:style-name="T1">na</text:span> stetig. Die erste Ableitung macht an diesen kritischen Punkten einen endlichen Sprung.</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Erläutern Sie am Kronig-Penney-Modell das Bloch‑Theorem.</text:p>
          </draw:text-box>
        </draw:frame>
        <draw:frame presentation:style-name="pr2" draw:layer="layout" svg:width="25.199cm" svg:height="12.18cm" svg:x="1.4cm" svg:y="4.914cm" presentation:class="subtitle">
          <draw:text-box>
            <text:p>Die Lösungsfunktion ist durch eine zusätzliche Wellenzahl <text:span text:style-name="T1">K</text:span> gekennzeichnet. Man kann die Wellenfunktion so in eine von einer <text:span text:style-name="T1">gitterperiodischen</text:span> Amplitudenfunktion <text:span text:style-name="T1">u</text:span><text:span text:style-name="T72">K</text:span>(<text:span text:style-name="T1">q</text:span>) abhängige Form bringen. Diese enthält den gesamten Einfluß des Gitterpotentials. </text:p>
            <text:p>Bei verschwindendem Potential gilt <text:span text:style-name="T1">u</text:span><text:span text:style-name="T72">K</text:span>(<text:span text:style-name="T1">q</text:span>) <text:span text:style-name="T25">≡</text:span><text:span text:style-name="T27"> const,</text:span> die Lösungsgunktionen werden zu ebenen Welle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9" draw:layer="layout" svg:width="25.199cm" svg:height="4.51cm" svg:x="1.4cm" svg:y="0.334cm" presentation:class="title" presentation:user-transformed="true">
          <draw:text-box>
            <text:p><text:span text:style-name="T46">Was ist die Ursache für das Entstehen von Energiebändern und Energielücken in Festkörpern?</text:span></text:p>
          </draw:text-box>
        </draw:frame>
        <draw:frame presentation:style-name="pr5" draw:layer="layout" svg:width="25.199cm" svg:height="12.18cm" svg:x="1.4cm" svg:y="4.914cm" presentation:class="subtitle" presentation:user-transformed="true">
          <draw:text-box>
            <text:p>Das erhaltene Gleichungssystem lässt nur bestimmte Energien zu, welche periodisch einen gewissen Wert nicht überschreiten dürfen. Bereiche für die dieser Wert überschritten wird sind verbotene, die anderen erlaubte Zonen.</text:p>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8" draw:layer="layout" svg:width="25.199cm" svg:height="3.506cm" svg:x="1.4cm" svg:y="0.834cm" presentation:class="title" presentation:user-transformed="true">
          <draw:text-box>
            <text:p><text:span text:style-name="T45">Wie hängen Position und Breite der Energiebänder im Kronig-Penney-Modell von der Wechselwirkungsstärke </text:span><text:span text:style-name="T71">D</text:span><text:span text:style-name="T45"> und dem Gitterabstand </text:span><text:span text:style-name="T71">a</text:span><text:span text:style-name="T45"> ab?</text:span></text:p>
          </draw:text-box>
        </draw:frame>
        <draw:frame presentation:style-name="pr2" draw:layer="layout" svg:width="25.199cm" svg:height="12.18cm" svg:x="1.4cm" svg:y="4.914cm" presentation:class="subtitle" presentation:user-transformed="true">
          <draw:text-box>
            <text:p>Mit wachsendem <text:span text:style-name="T1">Da</text:span> werden die <text:span text:style-name="T1">Energielücken</text:span> breiter (also die Abstände zwischen den <text:span text:style-name="T1">Energiebändern</text:span> größer), allerdings ist der jeweilige Beginn einer Lücke unabhängig von <text:span text:style-name="T1">D</text:span>.</text:p>
            <text:p>Mit wachsendem <text:span text:style-name="T1">Da</text:span> werden die Bänder also gleichzeitig schmaler.</text:p>
            <text:p><text:span text:style-name="T55"/></text:p>
            <text:p><text:span text:style-name="T55">Für </text:span><text:span text:style-name="T56">Da</text:span><text:span text:style-name="T55"> </text:span><text:span text:style-name="T73">→ </text:span><text:span text:style-name="T74">∞ schrumpfen die Bänder zu Niveaus, deren Position dann nur noch vom Gitterabstand </text:span><text:span text:style-name="T75">a</text:span><text:span text:style-name="T74"> abhängt.</text:span></text:p>
          </draw:text-box>
        </draw:frame>
        <presentation:notes draw:style-name="dp2">
          <draw:page-thumbnail draw:style-name="gr1" draw:layer="layout" svg:width="14.848cm" svg:height="11.136cm" svg:x="3.075cm" svg:y="2.257cm" draw:page-number="47" presentation:class="page"/>
          <draw:frame presentation:style-name="pr3" draw:text-style-name="P13" draw:layer="layout" svg:width="16.799cm" svg:height="13.365cm" svg:x="2.1cm" svg:y="14.107cm" presentation:class="notes">
            <draw:text-box>
              <text:p><text:span text:style-name="T76"/></text:p>
              <text:p><text:span text:style-name="T76">Bei festen </text:span><text:span text:style-name="T77">D</text:span><text:span text:style-name="T76"> und </text:span><text:span text:style-name="T77">a</text:span><text:span text:style-name="T76"> werden die Energiebänder mit wachsendem Bandindex </text:span><text:span text:style-name="T77">n</text:span><text:span text:style-name="T76"> immer breiter.</text:span></text:p>
              <text:p><text:span text:style-name="T76"/></text:p>
              <text:p><text:span text:style-name="T76">Für </text:span><text:span text:style-name="T77">D</text:span><text:span text:style-name="T76"> </text:span><text:span text:style-name="T25">→</text:span><text:span text:style-name="T27"> 0 (</text:span><text:span text:style-name="T16">a</text:span><text:span text:style-name="T27"> fest) sind alle Energien erlaubt.</text:span></text:p>
            </draw:text-box>
          </draw:frame>
        </presentation:notes>
      </draw:page>
      <draw:page draw:name="page48"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viele diskrete Niveaus bilden ein Energieband? Gibt es Niveaus, deren energetische Position unabhängig von der Potentialstärke </text:span><text:span text:style-name="T71">D</text:span><text:span text:style-name="T45"> ist?</text:span></text:p>
          </draw:text-box>
        </draw:frame>
        <draw:frame presentation:style-name="pr5" draw:layer="layout" svg:width="25.199cm" svg:height="12.18cm" svg:x="1.4cm" svg:y="4.914cm" presentation:class="subtitle">
          <draw:text-box>
            <text:p>Die Anzahl verschiedener <text:span text:style-name="T1">K</text:span>-Werte entsprich der (geraden) Zahl <text:span text:style-name="T1">N</text:span> der Periodizitätsintervalle des linearen Gitters.</text:p>
            <text:p/>
            <text:p>Ja, für <text:span text:style-name="T1">Da</text:span> <text:span text:style-name="T25">→ ∞ sind alle </text:span><text:span text:style-name="T5">N</text:span><text:span text:style-name="T25"> Dispersionsenergien gleich </text:span><text:span text:style-name="T5">E</text:span><text:span text:style-name="T28">n</text:span><text:span text:style-name="T25">(</text:span><text:span text:style-name="T5">a</text:span><text:span text:style-name="T6">)</text:span><text:span text:style-name="T25">.</text:span></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draw:text-box>
              <text:p>Aufgrund der Diskretisierung der <text:span text:style-name="T1">K</text:span>-Werte enthält jedes Energieband <text:span text:style-name="T1">N</text:span> diskrete, dicht liegende Energieniveaus. </text:p>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kann man einen <text:span text:style-name="T1">Bandindex</text:span> <text:span text:style-name="T1">n</text:span> einführen?</text:p>
          </draw:text-box>
        </draw:frame>
        <draw:frame presentation:style-name="pr2" draw:layer="layout" svg:width="25.199cm" svg:height="12.18cm" svg:x="1.4cm" svg:y="4.914cm" presentation:class="subtitle">
          <draw:text-box>
            <text:p>Da die oberen Bandkanten unabhängig von der Potentialstärke <text:span text:style-name="T1">D</text:span> stets bei bestimmten Energien (in Abhängigkeit vom allerdings jeweils festen Gitterabstand <text:span text:style-name="T1">a</text:span>) liegen, kann man die Energiebänder mit einem Bandindex <text:span text:style-name="T1">n</text:span> nach wachsender Energie durchnummerieren.</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as versteht man unter einer <text:span text:style-name="T1">Bandstruktur</text:span>?</text:p>
          </draw:text-box>
        </draw:frame>
        <draw:frame presentation:style-name="pr5" draw:layer="layout" svg:width="25.199cm" svg:height="12.18cm" svg:x="1.4cm" svg:y="4.914cm" presentation:class="subtitle">
          <draw:text-box>
            <text:p>Eine Aufteilung der Energieachse in Bereiche erlaubter (<text:span text:style-name="T1">Energiebänder</text:span><text:span text:style-name="T10">)</text:span> und verbotener (<text:span text:style-name="T1">Energielücken</text:span>) Energie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lautet der Hamilton-Operator des harmonischen Oszillators?</text:p>
          </draw:text-box>
        </draw:frame>
        <draw:frame presentation:style-name="pr2" draw:layer="layout" svg:width="25.199cm" svg:height="12.18cm" svg:x="1.4cm" svg:y="4.914cm" presentation:class="subtitle" presentation:placeholder="true">
          <draw:text-box/>
        </draw:frame>
        <draw:frame draw:style-name="gr2" draw:text-style-name="P3" draw:layer="layout" svg:width="7.304cm" svg:height="2.294cm" svg:x="10.347cm" svg:y="9.352cm">
          <text:p/>
          <draw:object xlink:href="../Hamilton-Operator%20des%20harmonischen%20Oszillators.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Warum muß dieser ein diskretes, nicht-entartetes Spektrum besitzen?</text:p>
          </draw:text-box>
        </draw:frame>
        <draw:frame presentation:style-name="pr5" draw:layer="layout" svg:width="25.199cm" svg:height="12.18cm" svg:x="1.4cm" svg:y="4.914cm" presentation:class="subtitle">
          <draw:text-box>
            <text:p>Die potentielle Energie <text:span text:style-name="T1">V</text:span>(<text:span text:style-name="T1">q</text:span>) ist durchweg stetig mit <text:span text:style-name="T1">V</text:span> <text:span text:style-name="T25">→ ∞ für </text:span><text:span text:style-name="T5">q</text:span><text:span text:style-name="T25"> → ±∞. </text:span></text:p>
            <text:p><text:span text:style-name="T25"/></text:p>
            <text:p><text:span text:style-name="T25">Aufgrund der Überlegungen zum Eigenwertspektrum der Lösung der eindimensionalen Schrödingergleichung erhält man für diesen Fall ein diskretes, nicht entartetes Spektrum.</text:span></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45">Sind der Erzeugungs- und der Vernichtungsoperator </text:span><text:span text:style-name="T71">a</text:span><text:span text:style-name="T45"> und </text:span><text:span text:style-name="T71">a</text:span><text:span text:style-name="T78">+</text:span><text:span text:style-name="T45"> vertauschbar? Wenn nicht, welche Kommutatorrelation erfüllen sie?</text:span></text:p>
          </draw:text-box>
        </draw:frame>
        <draw:frame presentation:style-name="pr2" draw:layer="layout" svg:width="25.199cm" svg:height="12.18cm" svg:x="1.4cm" svg:y="4.914cm" presentation:class="subtitle">
          <draw:text-box>
            <text:p>Nein, da sie von <text:span text:style-name="T1">p</text:span> und <text:span text:style-name="T1">q</text:span> bestimmt werden, welche nicht-vertauschbare Operatoren sind.</text:p>
            <text:p/>
            <text:p>Der Kommutator von Erzeugungs- und Vernichtungsoperator ist 1:</text:p>
            <text:p>[<text:span text:style-name="T1">a</text:span>,<text:span text:style-name="T10"> </text:span><text:span text:style-name="T1">a</text:span><text:span text:style-name="T79">†</text:span><text:span text:style-name="T25">]</text:span><text:span text:style-name="T26">-</text:span><text:span text:style-name="T25"> = 1</text:span></text:p>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draw:text-box>
              <text:p>Nein, da sie von <text:span text:style-name="T1">p</text:span> und <text:span text:style-name="T1">q</text:span> bestimmt werden, welche nicht kommutieren.</text:p>
            </draw:text-box>
          </draw:frame>
        </presentation:notes>
      </draw:page>
      <draw:page draw:name="page5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Welche Zusammenhänge bestehen zwischen Ort </text:span><text:span text:style-name="T4">q</text:span><text:span text:style-name="T2">, Impuls </text:span><text:span text:style-name="T4">p</text:span><text:span text:style-name="T2"> des harmonischen Oszillators und </text:span><text:span text:style-name="T4">a</text:span><text:span text:style-name="T2">, </text:span><text:span text:style-name="T4">a</text:span><text:span text:style-name="T80">+</text:span><text:span text:style-name="T2">?</text:span></text:p>
          </draw:text-box>
        </draw:frame>
        <draw:frame presentation:style-name="pr5" draw:layer="layout" svg:width="25.199cm" svg:height="12.18cm" svg:x="1.4cm" svg:y="4.914cm" presentation:class="subtitle">
          <draw:text-box>
            <text:p><text:span text:style-name="T1">a</text:span> = <text:span text:style-name="T1">c</text:span><text:span text:style-name="T23">1</text:span><text:span text:style-name="T1">q</text:span> + <text:span text:style-name="T1">c</text:span><text:span text:style-name="T23">2</text:span><text:span text:style-name="T1">p</text:span></text:p>
            <text:p/>
            <text:p>aufgrund der Hermitezität von q und p gilt:</text:p>
            <text:p/>
            <text:p><text:span text:style-name="T1">a</text:span><text:span text:style-name="T79">†</text:span> = <text:span text:style-name="T1">c</text:span><text:span text:style-name="T23">1</text:span><text:span text:style-name="T81">*</text:span><text:span text:style-name="T1">q</text:span> + <text:span text:style-name="T1">c</text:span><text:span text:style-name="T23">2</text:span><text:span text:style-name="T81">*</text:span><text:span text:style-name="T1">p</text:span></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ie lautet der Besetzungszahloperator?</text:p>
          </draw:text-box>
        </draw:frame>
        <draw:frame presentation:style-name="pr5" draw:layer="layout" svg:width="25.199cm" svg:height="12.18cm" svg:x="1.4cm" svg:y="4.914cm" presentation:class="subtitle" presentation:placeholder="true">
          <draw:text-box/>
        </draw:frame>
        <draw:frame draw:style-name="gr2" draw:text-style-name="P3" draw:layer="layout" svg:width="2.918cm" svg:height="1.135cm" svg:x="12.54cm" svg:y="9.932cm">
          <text:p/>
          <draw:object xlink:href="../Besetzungszahloperator.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ie läßt sich der Hamilton-Operator des harmonischen Oszillators durch den Besetzungszahloperator ausdrück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5.909cm" svg:height="2.405cm" svg:x="11.045cm" svg:y="9.297cm">
          <text:p/>
          <draw:object xlink:href="../Hamilton-Operator%20mit%20Besetzungszahloperator.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layer="layout" svg:width="25.199cm" svg:height="3.506cm" svg:x="1.4cm" svg:y="0.837cm" presentation:class="title">
          <draw:text-box>
            <text:p>Warum ist <text:s text:c="4"/>= <text:span text:style-name="T1">a</text:span><text:span text:style-name="T81">+</text:span><text:span text:style-name="T1">a</text:span> hermitesch?</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cm" svg:height="1.55cm" svg:x="11.469cm" svg:y="1.883cm">
          <text:p/>
          <draw:object xlink:href="../hat%20n.odf" xlink:type="simple" xlink:show="embed" xlink:actuate="onLoad"/>
          <draw:image xlink:href="./ObjectReplacements/Object 21" xlink:type="simple" xlink:show="embed" xlink:actuate="onLoad"/>
        </draw:frame>
        <draw:frame draw:style-name="gr2" draw:text-style-name="P3" draw:layer="layout" svg:width="12.238cm" svg:height="4.564cm" svg:x="7.88cm" svg:y="8.217cm">
          <text:p/>
          <draw:object xlink:href="../Hermitezität%20des%20Besetzungszahloperators.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arum hat <text:s text:c="4"/>= <text:span text:style-name="T1">a</text:span><text:span text:style-name="T81">+</text:span><text:span text:style-name="T1">a</text:span> reelle Eigenwerte?</text:p>
          </draw:text-box>
        </draw:frame>
        <draw:frame presentation:style-name="pr5" draw:layer="layout" svg:width="25.199cm" svg:height="12.18cm" svg:x="1.4cm" svg:y="4.914cm" presentation:class="subtitle">
          <draw:text-box>
            <text:p>Weil er hermitesch ist:</text:p>
          </draw:text-box>
        </draw:frame>
        <draw:frame draw:style-name="gr2" draw:text-style-name="P3" draw:layer="layout" svg:width="1cm" svg:height="1.55cm" svg:x="10.169cm" svg:y="1.883cm">
          <text:p/>
          <draw:object xlink:href="../hat%20n.odf" xlink:type="simple" xlink:show="embed" xlink:actuate="onLoad"/>
          <draw:image xlink:href="./ObjectReplacements/Object 23" xlink:type="simple" xlink:show="embed" xlink:actuate="onLoad"/>
        </draw:frame>
        <draw:frame draw:style-name="gr2" draw:text-style-name="P3" draw:layer="layout" svg:width="12.011cm" svg:height="2.312cm" svg:x="7.994cm" svg:y="12.343cm">
          <text:p/>
          <draw:object xlink:href="../Reelle%20Eigenwerte%20aufgrund%20der%20Hermitezität.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s können Sie über die Eigenwerte von aussagen?</text:p>
          </draw:text-box>
        </draw:frame>
        <draw:frame presentation:style-name="pr2" draw:layer="layout" svg:width="25.199cm" svg:height="12.18cm" svg:x="1.4cm" svg:y="4.914cm" presentation:class="subtitle">
          <draw:text-box>
            <text:p>Sie sind nicht-negativ, ganzzahlig, nach oben unbeschränkt sowie nicht entartet.</text:p>
            <text:p>Der kleinste Eigenwert von <text:s text:c="3"/>ist <text:span text:style-name="T1">n</text:span><text:span text:style-name="T23">min</text:span> = 0.</text:p>
          </draw:text-box>
        </draw:frame>
        <draw:frame draw:style-name="gr2" draw:text-style-name="P3" draw:layer="layout" svg:width="0.99cm" svg:height="1.55cm" svg:x="10.169cm" svg:y="2.617cm">
          <text:p/>
          <draw:object xlink:href="../hat%20n.odf" xlink:type="simple" xlink:show="embed" xlink:actuate="onLoad"/>
          <draw:image xlink:href="./ObjectReplacements/Object 25" xlink:type="simple" xlink:show="embed" xlink:actuate="onLoad"/>
        </draw:frame>
        <draw:frame draw:style-name="gr2" draw:text-style-name="P3" draw:layer="layout" svg:width="0.661cm" svg:height="1.033cm" svg:x="16.415cm" svg:y="11.483cm">
          <text:p/>
          <draw:object xlink:href="../hat%20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beweist man, daß mit |</text:span><text:span text:style-name="T71">n</text:span><text:span text:style-name="T45">&gt; auch </text:span><text:span text:style-name="T71">a</text:span><text:span text:style-name="T45">|</text:span><text:span text:style-name="T71">n</text:span><text:span text:style-name="T45">&gt; und </text:span><text:span text:style-name="T71">a</text:span><text:span text:style-name="T78">+</text:span><text:span text:style-name="T45">|</text:span><text:span text:style-name="T71">n</text:span><text:span text:style-name="T45">&gt; Eigenzustände zu <text:s text:c="3"/>sind? Zu welchen Eigenwerten gehören sie?</text:span></text:p>
          </draw:text-box>
        </draw:frame>
        <draw:frame presentation:style-name="pr5" draw:layer="layout" svg:width="25.199cm" svg:height="12.18cm" svg:x="1.4cm" svg:y="4.914cm" presentation:class="subtitle">
          <draw:text-box>
            <text:p>Zu den Eigenwerten <text:span text:style-name="T1">n</text:span>-1 und <text:span text:style-name="T1">n</text:span>+1:</text:p>
            <text:p/>
            <text:p/>
            <text:p/>
            <text:p/>
            <text:p/>
            <text:p/>
          </draw:text-box>
        </draw:frame>
        <draw:frame draw:style-name="gr2" draw:text-style-name="P3" draw:layer="layout" svg:width="0.77cm" svg:height="1.2cm" svg:x="5.901cm" svg:y="2.581cm">
          <text:p/>
          <draw:object xlink:href="../hat%20n.odf" xlink:type="simple" xlink:show="embed" xlink:actuate="onLoad"/>
          <draw:image xlink:href="./ObjectReplacements/Object 27" xlink:type="simple" xlink:show="embed" xlink:actuate="onLoad"/>
        </draw:frame>
        <draw:frame draw:style-name="gr2" draw:text-style-name="P3" draw:layer="layout" svg:width="22.398cm" svg:height="7.544cm" svg:x="2.8cm" svg:y="9.727cm">
          <text:p/>
          <draw:object xlink:href="../Eigenzustände%20des%20Besetzungszahloperators.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ist der kleinste Eigenwert von <text:s text:c="2"/>?</text:p>
          </draw:text-box>
        </draw:frame>
        <draw:frame presentation:style-name="pr2" draw:layer="layout" svg:width="25.199cm" svg:height="12.18cm" svg:x="1.4cm" svg:y="4.914cm" presentation:class="subtitle">
          <draw:text-box>
            <text:p><text:span text:style-name="T1">n</text:span><text:span text:style-name="T23">min</text:span> = 0</text:p>
          </draw:text-box>
        </draw:frame>
        <draw:frame draw:style-name="gr2" draw:text-style-name="P3" draw:layer="layout" svg:width="0.96cm" svg:height="1.5cm" svg:x="21.837cm" svg:y="1.917cm">
          <text:p/>
          <draw:object xlink:href="../hat%20n.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hängt der Eigenzustand |</text:span><text:span text:style-name="T47">n</text:span><text:span text:style-name="T46">&gt; mit dem </text:span><text:span text:style-name="T47">Vakuumzustand</text:span><text:span text:style-name="T46"> |0&gt; zusamm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7.1cm" svg:height="2.361cm" svg:x="10.449cm" svg:y="9.319cm">
          <text:p/>
          <draw:object xlink:href="../Rekursivformel%20zur%20Generation%20der%20Eigenzustände%20des%20Besetzungszahloperators%20aus%20dem%20Vakuumzustand.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as versteht man unter der Nullpunktsenergie des harmonischen Oszillators?</text:p>
          </draw:text-box>
        </draw:frame>
        <draw:frame presentation:style-name="pr2" draw:layer="layout" svg:width="25.199cm" svg:height="12.18cm" svg:x="1.4cm" svg:y="4.914cm" presentation:class="subtitle" presentation:user-transformed="true">
          <draw:text-box>
            <text:p>Es ist die Energie des harmonischen Oszillators im Zustand der niedrigsten Energie.</text:p>
          </draw:text-box>
        </draw:frame>
        <draw:frame draw:style-name="gr2" draw:text-style-name="P3" draw:layer="layout" svg:width="3.926cm" svg:height="2.192cm" svg:x="12.036cm" svg:y="12.403cm">
          <text:p/>
          <draw:object xlink:href="../Nullpunkts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draw:text-box>
              <text:p><text:s/>Ruhezustand, dem</text:p>
            </draw:text-box>
          </draw:frame>
        </presentation:notes>
      </draw:page>
      <draw:page draw:name="page64"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Wie kann man anschaulich das Spektrum des harmonischen Oszillators verstehen?</text:span></text:p>
          </draw:text-box>
        </draw:frame>
        <draw:frame presentation:style-name="pr5" draw:layer="layout" svg:width="25.199cm" svg:height="15.496cm" svg:x="1.4cm" svg:y="5.258cm" presentation:class="subtitle" presentation:user-transformed="true">
          <draw:text-box>
            <text:p>Die Eigenzustände des Hamilton-Operators <text:span text:style-name="T1">H</text:span> des harmonischen Oszillators sind mit denen des Besetzungszahloperators identisch:</text:p>
            <text:p/>
            <text:p/>
            <text:p/>
            <text:p/>
            <text:p/>
            <text:p>Die Schwingung des Oszillators im Zustand <text:s text:c="4"/>setzt sich aus <text:span text:style-name="T1">n</text:span> Schwingungsquanten (<text:span text:style-name="T1">Vibronen</text:span>) zusammen, wobei jedes die Energie</text:p>
            <text:p><text:span text:style-name="T25"><text:s text:c="5"/></text:span><text:span text:style-name="T5">ω</text:span> mitbringt. Der Hamilton-Operator <text:span text:style-name="T1">H</text:span> beschreibt also gewissermaßen ein System aus nicht unterscheidbaren <text:span text:style-name="T1">Vibronen</text:span> gleicher Energie <text:s text:c="2"/><text:span text:style-name="T5">ω</text:span>, deren Zahl <text:span text:style-name="T1">n</text:span> sich ändern kann. Der Eigenzustand <text:s text:c="4"/>von <text:span text:style-name="T1">H</text:span> ist dann eindeutig durch die Zahl der vorhandenen Schwingungsquanten charakterisiert.</text:p>
            <text:p/>
          </draw:text-box>
        </draw:frame>
        <draw:frame draw:style-name="gr2" draw:text-style-name="P3" draw:layer="layout" svg:width="12.358cm" svg:height="4.69cm" svg:x="7.82cm" svg:y="7.554cm">
          <text:p/>
          <draw:object xlink:href="../Spektrum%20des%20harmonischen%20Oszillators.odf" xlink:type="simple" xlink:show="embed" xlink:actuate="onLoad"/>
          <draw:image xlink:href="./ObjectReplacements/Object 32" xlink:type="simple" xlink:show="embed" xlink:actuate="onLoad"/>
        </draw:frame>
        <draw:frame draw:style-name="gr2" draw:text-style-name="P3" draw:layer="layout" svg:width="1.009cm" svg:height="0.957cm" svg:x="18.195cm" svg:y="12.521cm">
          <text:p/>
          <draw:object xlink:href="../ket%20n.odf" xlink:type="simple" xlink:show="embed" xlink:actuate="onLoad"/>
          <draw:image xlink:href="./ObjectReplacements/Object 33" xlink:type="simple" xlink:show="embed" xlink:actuate="onLoad"/>
        </draw:frame>
        <draw:frame draw:style-name="gr2" draw:text-style-name="P3" draw:layer="layout" svg:width="1.009cm" svg:height="0.957cm" svg:x="19.395cm" svg:y="16.655cm">
          <text:p/>
          <draw:object xlink:href="../ket%20n.odf" xlink:type="simple" xlink:show="embed" xlink:actuate="onLoad"/>
          <draw:image xlink:href="./ObjectReplacements/Object 34" xlink:type="simple" xlink:show="embed" xlink:actuate="onLoad"/>
        </draw:frame>
        <draw:frame draw:style-name="gr2" draw:text-style-name="P3" draw:layer="layout" svg:width="0.665cm" svg:height="0.847cm" svg:x="1.867cm" svg:y="14.676cm">
          <text:p/>
          <draw:object xlink:href="../hbar.odf" xlink:type="simple" xlink:show="embed" xlink:actuate="onLoad"/>
          <draw:image xlink:href="./ObjectReplacements/Object 35" xlink:type="simple" xlink:show="embed" xlink:actuate="onLoad"/>
        </draw:frame>
        <draw:frame draw:style-name="gr2" draw:text-style-name="P3" draw:layer="layout" svg:width="0.665cm" svg:height="0.847cm" svg:x="24.435cm" svg:y="15.71cm">
          <text:p/>
          <draw:object xlink:href="../hbar.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Wie kann man anschaulich die Begriffe </text:span><text:span text:style-name="T4">Besetzungszahl</text:span><text:span text:style-name="T2">-, </text:span><text:span text:style-name="T4">Erzeugungs</text:span><text:span text:style-name="T2">- und </text:span><text:span text:style-name="T4">Vernichtungsoperator</text:span><text:span text:style-name="T2"> verstehen?</text:span></text:p>
          </draw:text-box>
        </draw:frame>
        <draw:frame presentation:style-name="pr5" draw:layer="layout" svg:width="25.199cm" svg:height="12.18cm" svg:x="1.4cm" svg:y="4.914cm" presentation:class="subtitle">
          <draw:text-box>
            <text:p>Der Operator <text:s text:c="3"/><text:span text:style-name="T1">fragt ab</text:span>, wie viele <text:span text:style-name="T1">Vibronen</text:span> den Oszillatorzustand <text:s text:c="4"/><text:span text:style-name="T1">besetzen</text:span>. Die Anwendung von <text:span text:style-name="T1">a</text:span><text:span text:style-name="T79">†</text:span>(<text:span text:style-name="T1">a</text:span>) auf den Zustand <text:s text:c="4"/><text:span text:style-name="T1">erzeugt</text:span> (<text:span text:style-name="T1">vernichtet</text:span>) ein <text:span text:style-name="T1">Vibron</text:span>:</text:p>
          </draw:text-box>
        </draw:frame>
        <draw:frame draw:style-name="gr2" draw:text-style-name="P3" draw:layer="layout" svg:width="1.009cm" svg:height="0.957cm" svg:x="21.161cm" svg:y="10.555cm">
          <text:p/>
          <draw:object xlink:href="../ket%20n.odf" xlink:type="simple" xlink:show="embed" xlink:actuate="onLoad"/>
          <draw:image xlink:href="./ObjectReplacements/Object 37" xlink:type="simple" xlink:show="embed" xlink:actuate="onLoad"/>
        </draw:frame>
        <draw:frame draw:style-name="gr2" draw:text-style-name="P3" draw:layer="layout" svg:width="0.661cm" svg:height="1.033cm" svg:x="7.003cm" svg:y="9.449cm">
          <text:p/>
          <draw:object xlink:href="../hat%20n.odf" xlink:type="simple" xlink:show="embed" xlink:actuate="onLoad"/>
          <draw:image xlink:href="./ObjectReplacements/Object 38" xlink:type="simple" xlink:show="embed" xlink:actuate="onLoad"/>
        </draw:frame>
        <draw:frame draw:style-name="gr2" draw:text-style-name="P3" draw:layer="layout" svg:width="1.009cm" svg:height="0.957cm" svg:x="24.695cm" svg:y="9.521cm">
          <text:p/>
          <draw:object xlink:href="../ket%20n.odf" xlink:type="simple" xlink:show="embed" xlink:actuate="onLoad"/>
          <draw:image xlink:href="./ObjectReplacements/Object 39" xlink:type="simple" xlink:show="embed" xlink:actuate="onLoad"/>
        </draw:frame>
        <draw:frame draw:style-name="gr2" draw:text-style-name="P3" draw:layer="layout" svg:width="7.145cm" svg:height="2.458cm" svg:x="10.427cm" svg:y="13.27cm">
          <text:p/>
          <draw:object xlink:href="../Erzeugungs-%20und%20Vernichtungsoperator.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text-style-name="P9" draw:layer="layout" svg:width="25.199cm" svg:height="3.506cm" svg:x="1.4cm" svg:y="0.837cm" presentation:class="title">
          <draw:text-box>
            <text:p><text:span text:style-name="T46">Geben Sie die Erwartungswerte von Ort und Impuls des Oszillators im Eigenzustand |</text:span><text:span text:style-name="T47">n</text:span><text:span text:style-name="T46">&gt; a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4.505cm" svg:height="4.784cm" svg:x="6.747cm" svg:y="8.107cm">
          <text:p/>
          <draw:object xlink:href="../Erwartungswerte%20von%20Ort%20und%20Impuls%20beim%20harmonischen%20Oszillator.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lautet das Unschärfeprodukt Δ</text:span><text:span text:style-name="T47">p</text:span><text:span text:style-name="T46"> Δ</text:span><text:span text:style-name="T47">q</text:span><text:span text:style-name="T46">, wenn sich der Oszillator im Zustand |</text:span><text:span text:style-name="T47">n</text:span><text:span text:style-name="T46">&gt; befinde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8.628cm" svg:height="2.405cm" svg:x="9.685cm" svg:y="9.297cm">
          <text:p/>
          <draw:object xlink:href="../Unschärferelation%20beim%20Harmonischen%20Oszillator.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1" draw:text-style-name="P9" draw:layer="layout" svg:width="25.199cm" svg:height="3.506cm" svg:x="1.4cm" svg:y="0.837cm" presentation:class="title">
          <draw:text-box>
            <text:p><text:span text:style-name="T46">Welche einfache Differentialgleichung muß die Grundzustandswellenfunktion </text:span><text:span text:style-name="T82">φ</text:span><text:span text:style-name="T83">0</text:span><text:span text:style-name="T46">(</text:span><text:span text:style-name="T47">x</text:span><text:span text:style-name="T46">) erfüll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285cm" svg:height="2.405cm" svg:x="10.357cm" svg:y="9.297cm">
          <text:p/>
          <draw:object xlink:href="../Differentialgleichung%20der%20Grundzustandswellenfunktion.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4" draw:text-style-name="P6" draw:layer="layout" svg:width="25.199cm" svg:height="3.506cm" svg:x="1.4cm" svg:y="0.831cm" presentation:class="title" presentation:user-transformed="true">
          <draw:text-box>
            <text:p><text:span text:style-name="T19">Wie kann man über die Grundzustandswellenfunktion </text:span><text:span text:style-name="T21">φ</text:span><text:span text:style-name="T22">0</text:span><text:span text:style-name="T19">(</text:span><text:span text:style-name="T20">x</text:span><text:span text:style-name="T19">) die anderen Eigenfunktionen, </text:span><text:span text:style-name="T21">φ</text:span><text:span text:style-name="T84">n</text:span><text:span text:style-name="T19">(</text:span><text:span text:style-name="T20">x</text:span><text:span text:style-name="T19">), </text:span><text:span text:style-name="T20">n</text:span><text:span text:style-name="T19"> ≥ 1, des harmonischen Oszillators gewinnen?</text:span></text:p>
          </draw:text-box>
        </draw:frame>
        <draw:frame presentation:style-name="pr5" draw:layer="layout" svg:width="25.199cm" svg:height="12.18cm" svg:x="1.4cm" svg:y="4.914cm" presentation:class="subtitle">
          <draw:text-box>
            <text:p>Durch wiederholtes Anwenden des Erzeugungsoperators <text:span text:style-name="T1">a</text:span><text:span text:style-name="T79">†</text:span><text:span text:style-name="T27"> auf </text:span><text:span text:style-name="T5">φ</text:span><text:span text:style-name="T34">0</text:span><text:span text:style-name="T27">(</text:span><text:span text:style-name="T16">x</text:span><text:span text:style-name="T27">):</text:span></text:p>
          </draw:text-box>
        </draw:frame>
        <draw:frame draw:style-name="gr2" draw:text-style-name="P3" draw:layer="layout" svg:width="19.604cm" svg:height="2.699cm" svg:x="4.197cm" svg:y="12.55cm">
          <text:p/>
          <draw:object xlink:href="../Eigenfunktionen%20aus%20Grundzustandswellenfunktion%20durch%20Anwendung%20des%20Erzeugungsoperators%20verbessert.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11" draw:layer="layout" svg:width="25.199cm" svg:height="3.506cm" svg:x="1.4cm" svg:y="0.838cm" presentation:class="title" presentation:user-transformed="true">
          <draw:text-box>
            <text:p><text:span text:style-name="T65">Was kann über die Parität der Eigenfunktionen </text:span><text:span text:style-name="T67">φ</text:span><text:span text:style-name="T85">n</text:span><text:span text:style-name="T65">(</text:span><text:span text:style-name="T66">x</text:span><text:span text:style-name="T65">) ausgesagt werden?</text:span></text:p>
          </draw:text-box>
        </draw:frame>
        <draw:frame presentation:style-name="pr2" draw:layer="layout" svg:width="25.199cm" svg:height="12.18cm" svg:x="1.4cm" svg:y="4.914cm" presentation:class="subtitle">
          <draw:text-box>
            <text:p>Sie haben eine wohldefinierte Parität, unter anderem da:</text:p>
            <text:p/>
            <text:p><text:span text:style-name="T1">V</text:span>(<text:span text:style-name="T1">q</text:span>) = <text:span text:style-name="T1">V</text:span>(-<text:span text:style-name="T1">q</text:span>) ⇔ [<text:span text:style-name="T1">H</text:span> , <text:span text:style-name="T5">Π</text:span>]_ = 0</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draw:text-box>
            <text:p>Wie lautet die Standarddarstellung der Hermite‑Polynome?</text:p>
          </draw:text-box>
        </draw:frame>
        <draw:frame presentation:style-name="pr5" draw:layer="layout" svg:width="25.199cm" svg:height="12.18cm" svg:x="1.4cm" svg:y="4.914cm" presentation:class="subtitle" presentation:placeholder="true">
          <draw:text-box/>
        </draw:frame>
        <draw:frame draw:style-name="gr2" draw:text-style-name="P3" draw:layer="layout" svg:width="9.107cm" svg:height="2.396cm" svg:x="9.446cm" svg:y="9.301cm">
          <text:p/>
          <draw:object xlink:href="../Standarddarstellung%20der%20Hermite-Polynome.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4" draw:layer="layout" svg:width="25.199cm" svg:height="3.506cm" svg:x="1.4cm" svg:y="0.837cm" presentation:class="title">
          <draw:text-box>
            <text:p>Wie verhält sich qualitativ <text:span text:style-name="T31">φ</text:span><text:span text:style-name="T72">n</text:span>(<text:span text:style-name="T1">x</text:span>) im <text:span text:style-name="T1">klassisch erlaubten</text:span> (<text:span text:style-name="T1">verbotenen</text:span>) Gebiet?</text:p>
          </draw:text-box>
        </draw:frame>
        <draw:frame presentation:style-name="pr5" draw:layer="layout" svg:width="25.199cm" svg:height="12.18cm" svg:x="1.4cm" svg:y="4.914cm" presentation:class="subtitle">
          <draw:text-box>
            <text:p>Die Eigenfunktionen zeigen im klassisch erlaubten Gebiet oszillatorisches Verhalten, während sie außerhalb davon für <text:span text:style-name="T1">q</text:span> <text:span text:style-name="T25">→ ±</text:span><text:span text:style-name="T25">∞ gegen Null abfallen.</text:span></text:p>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4" draw:text-style-name="P8" draw:layer="layout" svg:width="25.199cm" svg:height="3.506cm" svg:x="1.4cm" svg:y="0.833cm" presentation:class="title" presentation:user-transformed="true">
          <draw:text-box>
            <text:p><text:span text:style-name="T45">Skizzieren Sie die </text:span><text:span text:style-name="T71">Polynommethode</text:span><text:span text:style-name="T45">. Welche Eigenschaft der Wellenfunktion spielt bei der Wahl des Lösungsansatzes für die zeitunabhängige Schrödinger-Gleichung die entscheidende Rolle?</text:span></text:p>
          </draw:text-box>
        </draw:frame>
        <draw:frame presentation:style-name="pr5" draw:layer="layout" svg:width="25.199cm" svg:height="12.18cm" svg:x="1.4cm" svg:y="4.914cm" presentation:class="subtitle" presentation:user-transformed="true">
          <draw:text-box>
            <text:p>Man nutzt die Variablentransformation aus dem Heisenbergbild um alle beteiligten Größen dimensionslos zu machen. Man benutzt einen Potenzreihenansatz. Für die Koeffizienten der Potenzreihe findet man eine zweigliedrige Rekursionformel. Ab einer bestimmten Stelle muß die Potenzreihe abbrechen, was man durch die Energiebedingung des Spektrums der Eigenfunktionen erreicht.</text:p>
            <text:p/>
            <text:p>Die Lösungsfunktion muß quadratintegrabel sei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Durch welchen Lösungsansatz läßt sich das Problem des dreidimensionalen Oszillators auf das des linearen Oszillators zurückführen?</text:span></text:p>
          </draw:text-box>
        </draw:frame>
        <draw:frame presentation:style-name="pr2" draw:layer="layout" svg:width="25.199cm" svg:height="12.18cm" svg:x="1.4cm" svg:y="4.914cm" presentation:class="subtitle">
          <draw:text-box>
            <text:p>Durch eine Separationsansatz</text:p>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as können Sie über den Entartungsgrad der Eigenwerte des isotropen, dreidimensionalen Oszillators aussagen?</text:span></text:p>
          </draw:text-box>
        </draw:frame>
        <draw:frame presentation:style-name="pr5" draw:layer="layout" svg:width="25.199cm" svg:height="12.18cm" svg:x="1.4cm" svg:y="5.914cm" presentation:class="subtitle" presentation:user-transformed="true">
          <draw:text-box>
            <text:p>Sie sind nicht in jedem Fall nicht-entartet.</text:p>
            <text:p>Es kann zu demeselben Eigenwert verschiedene Eigenfunktionen geben.</text:p>
            <text:p>Im Fall des isotropen (<text:span text:style-name="T5">ω</text:span><text:span text:style-name="T34">1</text:span><text:span text:style-name="T27"> = </text:span><text:span text:style-name="T5">ω</text:span><text:span text:style-name="T26">2</text:span><text:span text:style-name="T27"> = </text:span><text:span text:style-name="T5">ω</text:span><text:span text:style-name="T26">3</text:span><text:span text:style-name="T27">) dreidimensionalen Oszillators hängen die Eigenwerte nur von einer Quantenzahl </text:span><text:span text:style-name="T16">N</text:span><text:span text:style-name="T27"> ab:</text:span></text:p>
            <text:p><text:span text:style-name="T27"/></text:p>
            <text:p><text:span text:style-name="T27"/></text:p>
            <text:p><text:span text:style-name="T27"/></text:p>
            <text:p><text:span text:style-name="T27">Ein bestimmtes </text:span><text:span text:style-name="T16">N</text:span><text:span text:style-name="T27"> kann durch verschiedene Kombination </text:span><text:span text:style-name="T16">n</text:span><text:span text:style-name="T34">1</text:span><text:span text:style-name="T27">, </text:span><text:span text:style-name="T16">n</text:span><text:span text:style-name="T34">2</text:span><text:span text:style-name="T27">, </text:span><text:span text:style-name="T16">n</text:span><text:span text:style-name="T34">3</text:span><text:span text:style-name="T27"> realisiert werden. Für vorgegebene </text:span><text:span text:style-name="T16">N</text:span><text:span text:style-name="T27"> und </text:span><text:span text:style-name="T16">n</text:span><text:span text:style-name="T34">1</text:span><text:span text:style-name="T27"> kann die Ziffer </text:span><text:span text:style-name="T16">n</text:span><text:span text:style-name="T34">2</text:span><text:span text:style-name="T27"> die Werte 0, 1, ..., </text:span><text:span text:style-name="T16">N</text:span><text:span text:style-name="T27"> – </text:span><text:span text:style-name="T16">n</text:span><text:span text:style-name="T34">1</text:span><text:span text:style-name="T27"> durchlaufen, wobei </text:span><text:span text:style-name="T16">n</text:span><text:span text:style-name="T34">3</text:span><text:span text:style-name="T27"> dann festliegt. Es sind also </text:span><text:span text:style-name="T16">N</text:span><text:span text:style-name="T27"> - </text:span><text:span text:style-name="T16">n</text:span><text:span text:style-name="T34">1</text:span><text:span text:style-name="T27"> + 1 Möglichkeiten. Für den Entartungsgrad folgt somit:</text:span></text:p>
          </draw:text-box>
        </draw:frame>
        <draw:frame draw:style-name="gr2" draw:text-style-name="P3" draw:layer="layout" svg:width="13.293cm" svg:height="2.405cm" svg:x="7.353cm" svg:y="10.797cm">
          <text:p/>
          <draw:object xlink:href="../Eigenwerte%20des%20isotropen%20dreidimensionalen%20Oszillators.odf" xlink:type="simple" xlink:show="embed" xlink:actuate="onLoad"/>
          <draw:image xlink:href="./ObjectReplacements/Object 46" xlink:type="simple" xlink:show="embed" xlink:actuate="onLoad"/>
        </draw:frame>
        <draw:frame draw:style-name="gr2" draw:text-style-name="P3" draw:layer="layout" svg:width="20.769cm" svg:height="2.478cm" svg:x="3.615cm" svg:y="18.26cm">
          <text:p/>
          <draw:object xlink:href="../Entartungsgrad.odf" xlink:type="simple" xlink:show="embed" xlink:actuate="onLoad"/>
          <draw:image xlink:href="./ObjectReplacements/Object 47" xlink:type="simple" xlink:show="embed" xlink:actuate="onLoad"/>
        </draw:frame>
        <presentation:notes draw:style-name="dp2">
          <draw:page-thumbnail draw:style-name="gr1" draw:layer="layout" svg:width="14.848cm" svg:height="11.136cm" svg:x="3.075cm" svg:y="2.257cm" draw:page-number="7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Verdana4" svg:font-family="Verdana" style:font-family-generic="swiss"/>
    <style:font-face style:name="Verdana5"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3"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8-19T19:58:31.877000000</dc:date>
    <meta:document-statistic meta:object-count="368"/>
  </office:meta>
</office:document-meta>
</file>